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1" svg:font-family="'Nimbus Roman No9 L'"/>
    <style:font-face style:name="Courier 10 Pitch" svg:font-family="'Courier 10 Pitch'" style:font-pitch="fixed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Preformatted_20_Text">
      <style:text-properties style:font-name="Courier 10 Pitch"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.You must print this file in "W" mode with page length set to 54</text:p>
      <text:p text:style-name="P1">..(the default) so that page numbers correspond with the Table of </text:p>
      <text:p text:style-name="P1">..Contents and the Index. <text:s/>Use the "L" option for a left margin </text:p>
      <text:p text:style-name="P1">..("L8" centers standard pitch on 8.5" wide paper), and the "" </text:p>
      <text:p text:style-name="P1">..option to number pages.</text:p>
      <text:p text:style-name="P1"/>
      <text:p text:style-name="P1"><text:s text:c="31"/>ZDE</text:p>
      <text:p text:style-name="P1"><text:s text:c="2"/></text:p>
      <text:p text:style-name="P1"><text:s text:c="21"/>Z-System Display Editor</text:p>
      <text:p text:style-name="P1"/>
      <text:p text:style-name="P1"><text:s text:c="21"/>Version 1.0 <text:s text:c="2"/>10 Mar 89</text:p>
      <text:p text:style-name="P1"/>
      <text:p text:style-name="P1"><text:s text:c="2"/>ZDE and its documentation are copyright 1989 by Carson Wilson, </text:p>
      <text:p text:style-name="P1"><text:s text:c="2"/>all rights reserved. <text:s/>They may not be circulated in any </text:p>
      <text:p text:style-name="P1"><text:s text:c="2"/>incomplete or modified form without written permission of the </text:p>
      <text:p text:style-name="P1"><text:s text:c="2"/>author. <text:s/>Any commercial use of ZDE, defined as any situation </text:p>
      <text:p text:style-name="P1"><text:s text:c="2"/>where the duplicator receives revenue by duplicating or </text:p>
      <text:p text:style-name="P1"><text:s text:c="2"/>distributing ZDE by itself or in conjunction with any hardware </text:p>
      <text:p text:style-name="P1"><text:s text:c="2"/>or software product, is expressly prohibited unless authorized </text:p>
      <text:p text:style-name="P1"><text:s text:c="2"/>in writing by Carson Wilson.</text:p>
      <text:p text:style-name="P1"/>
      <text:p text:style-name="P1"/>
      <text:p text:style-name="P1">1. <text:s/>Introduction.</text:p>
      <text:p text:style-name="P1"/>
      <text:p text:style-name="P1"><text:s text:c="5"/>ZDE, the Z-System Display Editor, is a small, fast, powerful </text:p>
      <text:p text:style-name="P1">text editor based Eric Meyer's famous Video Display Editor (VDE). <text:s/></text:p>
      <text:p text:style-name="P1">ZDE retains all features of VDE, but removes defects and supports </text:p>
      <text:p text:style-name="P1">special ZCPR and ZSDOS features such as named directories, </text:p>
      <text:p text:style-name="P1">register variables, automatic disk relog, and file datestamp </text:p>
      <text:p text:style-name="P1">support. <text:s/>The install program has also been improved (see </text:p>
      <text:p text:style-name="P1">ZDE10.NEW for a complete rundown of improvements). <text:s/>At the same </text:p>
      <text:p text:style-name="P1">time, I have tried to be conscientious about the balance between </text:p>
      <text:p text:style-name="P1">features and memory usage. <text:s/>If I added every new feature or </text:p>
      <text:p text:style-name="P1">convenience that came to mind, we would soon have a luxurious </text:p>
      <text:p text:style-name="P1">in-memory editor for 2 kilobyte files! <text:s/>Much of the following is </text:p>
      <text:p text:style-name="P1">adapted with permission from Eric Meyer's VDE.DOC.</text:p>
      <text:p text:style-name="P1"/>
      <text:p text:style-name="P1"><text:s text:c="5"/>ZDE's native ASCII mode and definable macros make it an ideal </text:p>
      <text:p text:style-name="P1">programmer's editor; its full formatting and printing features </text:p>
      <text:p text:style-name="P1">also make it an efficient word processor. <text:s/>Written entirely in Z80 </text:p>
      <text:p text:style-name="P1">assembler, ZDE is F-A-S-T. <text:s/>There are no disk overlays, and all </text:p>
      <text:p text:style-name="P1">editing is done in memory. <text:s/>As a result, finding a string near the </text:p>
      <text:p text:style-name="P1">end of a 50K file takes WordStar 3.3 about 14 seconds (8MHz Z80); </text:p>
      <text:p text:style-name="P1">ZDE does it in under a second. <text:s/>This is like moving through air </text:p>
      <text:p text:style-name="P1">instead of molasses: you will find that you can do more of your </text:p>
      <text:p text:style-name="P1">work on screen, and less on paper.</text:p>
      <text:p text:style-name="P1"/>
      <text:p text:style-name="P1">Among ZDE's features are:</text:p>
      <text:p text:style-name="P1"/>
      <text:p text:style-name="P1">Full-screen editing <text:s text:c="6"/>User area and named directory support</text:p>
      <text:p text:style-name="P1">Block operations <text:s text:c="9"/>Wordwrap and reformat</text:p>
      <text:p text:style-name="P1">File datestamp support <text:s text:c="3"/>Macro programs</text:p>
      <text:p text:style-name="P1">Disk file operations <text:s text:c="5"/>Margins, tabs, spacing</text:p>
      <text:p text:style-name="P1">Find and replace <text:s text:c="9"/>WordStar compatibility</text:p>
      <text:p text:style-name="P1">Many print features <text:s text:c="6"/>Undeletion</text:p>
      <text:p text:style-name="P1">Configurable options <text:s text:c="5"/>Support for all CP/M terminals</text:p>
      <text:p text:style-name="P1"/>
      <text:p text:style-name="P1"/>
      <text:p text:style-name="P1">2. <text:s/>Installing ZDE.</text:p>
      <text:p text:style-name="P1"/>
      <text:p text:style-name="P1"><text:s text:c="5"/>ZDE works with Z80 CP/M 2.2 and 3.0 and compatible systems. <text:s/></text:p>
      <text:p text:style-name="P1">It is ideal for portable computers with limited disk space. <text:s/>There </text:p>
      <text:p text:style-name="P1">are many user configurable options, and ZDE can be installed for </text:p>
      <text:p text:style-name="P1">all CP/M terminals. <text:s/>If you are running ZCPR, ZSDOS or Z3PLUS, ZDE </text:p>
      <text:p text:style-name="P1">offers features not available with less advanced system software, </text:p>
      <text:p text:style-name="P1">but these system enhancements are not required.</text:p>
      <text:p text:style-name="P1"/>
      <text:p text:style-name="P1"><text:s text:c="5"/>To install ZDE, use the ZDENSTAL configuration program; see </text:p>
      <text:p text:style-name="P1">the accompanying file ZDENSTAL.DOC. <text:s/>You should install ZDE for </text:p>
      <text:p text:style-name="P1">your computer's terminal at the earliest convenience, since this </text:p>
      <text:p text:style-name="P1">greatly enhances performance. <text:s/>There are many other installable </text:p>
      <text:p text:style-name="P1">options; you will discover how you want everything set in the </text:p>
      <text:p text:style-name="P1">course of using ZDE, so don't worry about going through all of it </text:p>
      <text:p text:style-name="P1">at first. <text:s/>For ease of reference, portions of this manual </text:p>
      <text:p text:style-name="P1">referring to installable options and settings are enclosed in </text:p>
      <text:p text:style-name="P1">square brackets ("[" and "]").</text:p>
      <text:p text:style-name="P1"/>
      <text:p text:style-name="P1"/>
      <text:p text:style-name="P1">3. <text:s/>Invoking ZDE.</text:p>
      <text:p text:style-name="P1"/>
      <text:p text:style-name="P1"><text:s text:c="5"/>ZDE is invoked from your system's command prompt using the </text:p>
      <text:p text:style-name="P1">following syntax ("ufn" means "unambiguous file name"):</text:p>
      <text:p text:style-name="P1"/>
      <text:p text:style-name="P1"><text:s text:c="5"/>ZDE <text:s text:c="16"/>Begin working on a new file.</text:p>
      <text:p text:style-name="P1"/>
      <text:p text:style-name="P1"><text:s text:c="5"/>ZDE ufn <text:s text:c="12"/>Edit a new or already existing file.</text:p>
      <text:p text:style-name="P1"/>
      <text:p text:style-name="P1"><text:s text:c="5"/>ZDE dir:ufn <text:s text:c="8"/>Edit a new or existing file from another </text:p>
      <text:p text:style-name="P1"><text:s text:c="26"/>directory.</text:p>
      <text:p text:style-name="P1"/>
      <text:p text:style-name="P1"><text:s text:c="5"/>ZDE ufn m <text:s text:c="10"/>Edit a file using mode "m."</text:p>
      <text:p text:style-name="P1"><text:s text:c="5"/>ZDE ufn[m</text:p>
      <text:p text:style-name="P1"/>
      <text:p text:style-name="P1">"m" above can be either W, A, or N (see File Modes, below), and </text:p>
      <text:p text:style-name="P1">"dir" can be either a drive, a user area, a drive followed by a </text:p>
      <text:p text:style-name="P1">user area, or a ZCPR named directory. <text:s/>For example:</text:p>
      <text:p text:style-name="P1"/>
      <text:p text:style-name="P1"><text:s text:c="5"/>ZDE A4:MYFILE.TXT N <text:s text:c="5"/>Begin working on MYFILE.TXT at user </text:p>
      <text:p text:style-name="P1"><text:s text:c="31"/>area 4, drive A, in non-document </text:p>
      <text:p text:style-name="P1"><text:s text:c="31"/>mode.</text:p>
      <text:p text:style-name="P1"/>
      <text:p text:style-name="P1"><text:s text:c="5"/>The size of the file to be edited is limited by available </text:p>
      <text:p text:style-name="P1">memory. <text:s/>This will vary for different systems, but normally the </text:p>
      <text:p text:style-name="P1">maximum size will be between 45 and 55k. <text:s/>If a file is too large </text:p>
      <text:p text:style-name="P1">to edit, you must break it up and edit the pieces separately. <text:s/></text:p>
      <text:p text:style-name="P1">Numerous CP/M utilities are available which will break up and </text:p>
      <text:p text:style-name="P1">rejoin ASCII files.</text:p>
      <text:p text:style-name="P1"/>
      <text:p text:style-name="P1"/>
      <text:p text:style-name="P1">4. <text:s/>ZDE's Command Set.</text:p>
      <text:p text:style-name="P1"/>
      <text:p text:style-name="P1"><text:s text:c="5"/>ZDE's commands consist of simple one- or two-key </text:p>
      <text:p text:style-name="P1">combinations, easily found by the touch typist without </text:p>
      <text:p text:style-name="P1">distraction. <text:s/>Most commands are the same as WordStar's. <text:s/>If you </text:p>
      <text:p text:style-name="P1">have questions that this file can't answer, a WordStar manual may </text:p>
      <text:p text:style-name="P1">be a useful reference. <text:s/>But ZDE is not a WordStar "clone"; there </text:p>
      <text:p text:style-name="P1">are significant differences, including an extended set of </text:p>
      <text:p text:style-name="P1">ESC-commands for functions such as macros (see below).</text:p>
      <text:p text:style-name="P1"><text:s text:c="5"/>Virtually complete compatibility with the WordStar command </text:p>
      <text:p text:style-name="P1">(sub)set can be achieved UNLESS the keys ^J, ^K, and ^L are used </text:p>
      <text:p text:style-name="P1">as arrow keys (as on many CP/M computers). <text:s/>In this event ZDE </text:p>
      <text:p text:style-name="P1">synonyms must be used: ESC- for the ^K- prefix; ESC-H for ^J; and </text:p>
      <text:p text:style-name="P1">^\ for ^L (see ZDENSTAL.DOC for terminal installation).</text:p>
      <text:p text:style-name="P1"/>
      <text:p text:style-name="P1">4.1. <text:s/>Command Summary.</text:p>
      <text:p text:style-name="P1"/>
      <text:p text:style-name="P1"><text:s text:c="5"/>Below, the "^" character indicates use of the Ctrl key: <text:s/>^K = </text:p>
      <text:p text:style-name="P1">Ctrl+K. <text:s/>The ESC (^K), ^O, and ^Q prefixes require pressing two </text:p>
      <text:p text:style-name="P1">keys in sequence: ^O C, for instance means press ^O, then C (or </text:p>
      <text:p text:style-name="P1">^C). <text:s/>Any prefix may be canceled by typing ESC or Space.</text:p>
      <text:p text:style-name="P1"/>
      <text:p text:style-name="P1">4.1.1. <text:s/>Control Keys: <text:s/>Single Keystroke Commands.</text:p>
      <text:p text:style-name="P1"/>
      <text:p text:style-name="P1"><text:s text:c="5"/>^J (ESC H) = display Help menus.</text:p>
      <text:p text:style-name="P1"/>
      <text:p text:style-name="P1"><text:s text:c="5"/>CR = Carriage return (^M). <text:s/>Marks a paragraph end.</text:p>
      <text:p text:style-name="P1"><text:s text:c="5"/>BS = Backspace (^H).</text:p>
      <text:p text:style-name="P1"><text:s text:c="4"/>TAB = Hard Tab mode: insert tab (^I). <text:s/>Variable Tab mode: move </text:p>
      <text:p text:style-name="P1"><text:s text:c="10"/>to next stop.</text:p>
      <text:p text:style-name="P1"/>
      <text:p text:style-name="P1"><text:s text:c="5"/>Arrow keys: <text:s/>WordStar: ^E up, ^X down, ^S left, ^D right.</text:p>
      <text:p text:style-name="P1"><text:s text:c="18"/>Alternate: configurable, default ^K, ^J, ^H, ^L.</text:p>
      <text:p text:style-name="P1"/>
      <text:p text:style-name="P1"><text:s text:c="5"/>^F = move to start of next word right.</text:p>
      <text:p text:style-name="P1"><text:s text:c="5"/>^A = move to start of next word left.</text:p>
      <text:p text:style-name="P1"><text:s text:c="5"/>^R = scroll back one screen.</text:p>
      <text:p text:style-name="P1"><text:s text:c="5"/>^C = scroll forward one screen.</text:p>
      <text:p text:style-name="P1"><text:s text:c="5"/>^W = scroll back one line.</text:p>
      <text:p text:style-name="P1"><text:s text:c="5"/>^Z = scroll forward one line.</text:p>
      <text:p text:style-name="P1"/>
      <text:p text:style-name="P1"><text:s text:c="5"/>^G = delete character to the right of the cursor.</text:p>
      <text:p text:style-name="P1"><text:s text:c="4"/>DEL = delete character to the left (configurable).</text:p>
      <text:p text:style-name="P1"><text:s text:c="5"/>^U = undelete a character.</text:p>
      <text:p text:style-name="P1"><text:s text:c="5"/>^T = delete word to right of cursor.</text:p>
      <text:p text:style-name="P1"><text:s text:c="5"/>^Y = delete current line.</text:p>
      <text:p text:style-name="P1"/>
      <text:p text:style-name="P1"><text:s text:c="5"/>^N = insert a carriage return (break line) at present </text:p>
      <text:p text:style-name="P1"><text:s text:c="10"/>position.</text:p>
      <text:p text:style-name="P1"><text:s text:c="5"/>^V = toggle INSERT mode on and off.</text:p>
      <text:p text:style-name="P1"><text:s text:c="5"/>^^ = toggle case (upper/lower) of character at cursor.</text:p>
      <text:p text:style-name="P1"><text:s text:c="5"/>^P = insert following control code in text.</text:p>
      <text:p text:style-name="P1"><text:s text:c="5"/>^B = reformat current paragraph.</text:p>
      <text:p text:style-name="P1"><text:s text:c="5"/>^L (^\) = repeat find/replace (repeats last ^QF or ^QA </text:p>
      <text:p text:style-name="P1"><text:s text:c="15"/>command).</text:p>
      <text:p text:style-name="P1"/>
      <text:p text:style-name="P1">4.1.2. <text:s/>File and Block Commands: first hit ^K (or ESC), then the </text:p>
      <text:p text:style-name="P1"><text:s text:c="8"/>key shown.</text:p>
      <text:p text:style-name="P1"/>
      <text:p text:style-name="P1"><text:s text:c="5"/>^K I = display file/memory Information message.</text:p>
      <text:p text:style-name="P1"/>
      <text:p text:style-name="P1"><text:s text:c="5"/>^K F = List files in disk directory.</text:p>
      <text:p text:style-name="P1"><text:s text:c="5"/>^K E = Erase a disk file.</text:p>
      <text:p text:style-name="P1"/>
      <text:p text:style-name="P1"><text:s text:c="5"/>^K L = Load a brand new file to begin editing.</text:p>
      <text:p text:style-name="P1"><text:s text:c="5"/>^K N = change the current file Name (affects Save, eXit).</text:p>
      <text:p text:style-name="P1"><text:s text:c="5"/>^K S = Save the current file to disk, and continue editing.</text:p>
      <text:p text:style-name="P1"><text:s text:c="5"/>^K D = Done. <text:s/>Save the file, then load a new one.</text:p>
      <text:p text:style-name="P1"><text:s text:c="5"/>^K X = eXit: Save the file, then Quit to CP/M.</text:p>
      <text:p text:style-name="P1"><text:s text:c="5"/>^K Q = Quit to CP/M, abandoning current file.</text:p>
      <text:p text:style-name="P1"/>
      <text:p text:style-name="P1"><text:s text:c="5"/>^K R = Read a disk file into text at cursor position.</text:p>
      <text:p text:style-name="P1"><text:s text:c="5"/>^K P = Print the text (whole file or block).</text:p>
      <text:p text:style-name="P1"/>
      <text:p text:style-name="P1"><text:s text:c="5"/>^K B = mark the start of a Block.</text:p>
      <text:p text:style-name="P1"><text:s text:c="5"/>^K K = mark the end of a block.</text:p>
      <text:p text:style-name="P1"><text:s text:c="5"/>^K U = Unmark the block.</text:p>
      <text:p text:style-name="P1"><text:s text:c="5"/>^K Y = Delete the marked block.</text:p>
      <text:p text:style-name="P1"><text:s text:c="5"/>^K C = Copy the block text at present cursor position.</text:p>
      <text:p text:style-name="P1"><text:s text:c="5"/>^K V = moVe the block text to the present cursor position.</text:p>
      <text:p text:style-name="P1"><text:s text:c="5"/>^K W = Write the marked block to a disk file.</text:p>
      <text:p text:style-name="P1"/>
      <text:p text:style-name="P1">4.1.3. <text:s/>Escape and Macro Commands: first hit ESC, then the key </text:p>
      <text:p text:style-name="P1"><text:s text:c="8"/>shown.</text:p>
      <text:p text:style-name="P1"/>
      <text:p text:style-name="P1"><text:s text:c="5"/>ESC arrows: <text:s/>Left/Right (including ^S/D) = shift screen </text:p>
      <text:p text:style-name="P1"><text:s text:c="48"/>horizontally</text:p>
      <text:p text:style-name="P1"><text:s text:c="48"/>by 32 columns.</text:p>
      <text:p text:style-name="P1"><text:s text:c="18"/>Up/Down (including ^E/X) <text:s text:c="3"/>= shift screen </text:p>
      <text:p text:style-name="P1"><text:s text:c="48"/>vertically</text:p>
      <text:p text:style-name="P1"><text:s text:c="48"/>by 1/4 screen.</text:p>
      <text:p text:style-name="P1"><text:s text:c="5"/>ESC TAB <text:s text:c="4"/>= move back to last tab stop.</text:p>
      <text:p text:style-name="P1"/>
      <text:p text:style-name="P1"><text:s text:c="5"/>ESC M <text:s text:c="6"/>= execute a Macro string of commands.</text:p>
      <text:p text:style-name="P1"><text:s text:c="5"/>ESC # <text:s text:c="6"/>= store macro on numeric key for later recall.</text:p>
      <text:p text:style-name="P1"><text:s text:c="5"/>ESC 0..9 <text:s text:c="3"/>= use stored key. <text:s/>(In macro mode: jump label.)</text:p>
      <text:p text:style-name="P1"><text:s text:c="5"/>ESC !,=,~,+ = used in Macro programming (see below).</text:p>
      <text:p text:style-name="P1"><text:s text:c="5"/>ESC ; <text:s text:c="6"/>= brief pause, during Macro execution only.</text:p>
      <text:p text:style-name="P1"/>
      <text:p text:style-name="P1">4.1.4. <text:s/>Quick Commands: first hit ^Q, then the key shown.</text:p>
      <text:p text:style-name="P1"/>
      <text:p text:style-name="P1"><text:s text:c="5"/>^Q Arrows: <text:s/>Left/Right (including ^S/D) = go to start or end </text:p>
      <text:p text:style-name="P1"><text:s text:c="47"/>of line.</text:p>
      <text:p text:style-name="P1"><text:s text:c="17"/>Up/Down (including ^E/X) <text:s text:c="3"/>= go to top or bottom </text:p>
      <text:p text:style-name="P1"><text:s text:c="47"/>of screen.</text:p>
      <text:p text:style-name="P1"><text:s text:c="5"/>^Q R = move to top of file.</text:p>
      <text:p text:style-name="P1"><text:s text:c="5"/>^Q C = move to end of file.</text:p>
      <text:p text:style-name="P1"><text:s text:c="5"/>^Q I = move to specified page or line number.</text:p>
      <text:p text:style-name="P1"><text:s text:c="5"/>^Q B = move to marked block.</text:p>
      <text:p text:style-name="P1"><text:s text:c="5"/>^Q Q = move to next line in queue (ZCPR only).</text:p>
      <text:p text:style-name="P1"><text:s text:c="5"/>^Q Z = move to next place marker.</text:p>
      <text:p text:style-name="P1"/>
      <text:p text:style-name="P1"><text:s text:c="5"/>^Q F = find next occurrence of a string.</text:p>
      <text:p text:style-name="P1"><text:s text:c="5"/>^Q A = find and replace a string.</text:p>
      <text:p text:style-name="P1"/>
      <text:p text:style-name="P1"><text:s text:c="5"/>^Q Y = delete from cursor to end of current line.</text:p>
      <text:p text:style-name="P1"><text:s text:c="3"/>^Q DEL = delete from cursor to beginning of current line.</text:p>
      <text:p text:style-name="P1"><text:s text:c="5"/>^Q T = delete until specified character (caution--powerful!).</text:p>
      <text:p text:style-name="P1"><text:s text:c="5"/>^Q U = undelete a line.</text:p>
      <text:p text:style-name="P1"/>
      <text:p text:style-name="P1">4.1.5. <text:s/>Onscreen Commands: first hit ^O, then the key shown.</text:p>
      <text:p text:style-name="P1"/>
      <text:p text:style-name="P1"><text:s text:c="5"/>^O Arrow: <text:s/>Up (including ^E) = make current line top of </text:p>
      <text:p text:style-name="P1"><text:s text:c="36"/>screen.</text:p>
      <text:p text:style-name="P1"/>
      <text:p text:style-name="P1"><text:s text:c="5"/>^O R = set right margin (column 1 turns off </text:p>
      <text:p text:style-name="P1"><text:s text:c="12"/>wordwrap/formatting).</text:p>
      <text:p text:style-name="P1"><text:s text:c="5"/>^O L = set left margin.</text:p>
      <text:p text:style-name="P1"><text:s text:c="5"/>^O X = toggle Margin Release on/off.</text:p>
      <text:p text:style-name="P1"><text:s text:c="5"/>^O C = center current line.</text:p>
      <text:p text:style-name="P1"><text:s text:c="5"/>^O F = align current line flush with the right margin.</text:p>
      <text:p text:style-name="P1"/>
      <text:p text:style-name="P1"><text:s text:c="5"/>^O Q = toggle header on/off.</text:p>
      <text:p text:style-name="P1"><text:s text:c="5"/>^O T = toggle ruler line on/off.</text:p>
      <text:p text:style-name="P1"><text:s text:c="5"/>^O D = toggle display of hard CRs on/off.</text:p>
      <text:p text:style-name="P1"/>
      <text:p text:style-name="P1"><text:s text:c="5"/>^O A = toggle Auto Indent on/off.</text:p>
      <text:p text:style-name="P1"><text:s text:c="5"/>^O S = toggle Double Spacing on/off.</text:p>
      <text:p text:style-name="P1"><text:s text:c="5"/>^O H = toggle hyphenation on/off.</text:p>
      <text:p text:style-name="P1"><text:s text:c="5"/>^O V = toggle tab mode Hard/Variable.</text:p>
      <text:p text:style-name="P1"><text:s text:c="5"/>^O I = set variable tab stop.</text:p>
      <text:p text:style-name="P1"><text:s text:c="5"/>^O N = clear variable tab stop.</text:p>
      <text:p text:style-name="P1"/>
      <text:p text:style-name="P1"><text:s text:c="5"/>^O P = set page length (0 turns off pagination).</text:p>
      <text:p text:style-name="P1"><text:s text:c="5"/>^O W = toggle windowing on/off (see below).</text:p>
      <text:p text:style-name="P1"><text:s text:c="5"/>^O Z = temporarily blank the entire screen.</text:p>
      <text:p text:style-name="P1"/>
      <text:p text:style-name="P1"/>
      <text:p text:style-name="P1">5. <text:s/>Command Descriptions.</text:p>
      <text:p text:style-name="P1"/>
      <text:p text:style-name="P1">5.1. <text:s/>Auto-Indent Mode (^O-A).</text:p>
      <text:p text:style-name="P1"/>
      <text:p text:style-name="P1"><text:s text:c="5"/>Auto-Indent is useful for typing outlines, structured program </text:p>
      <text:p text:style-name="P1">source code, and other text where the "left margin" varies. <text:s/></text:p>
      <text:p text:style-name="P1">Auto-Indent causes the RETURN key to act differently: If you are </text:p>
      <text:p text:style-name="P1">entering new text, it will be indented to match the previous line. </text:p>
      <text:p text:style-name="P1">If you are just moving through the file, the cursor advances past </text:p>
      <text:p text:style-name="P1">any existing indentation.</text:p>
      <text:p text:style-name="P1"/>
      <text:p text:style-name="P1">5.2. <text:s/>Block Commands (^K-B, -K, -U, -R, -Y, -W, -C, -V, -P-B, </text:p>
      <text:p text:style-name="P1"><text:s text:c="6"/>^Q-B).</text:p>
      <text:p text:style-name="P1"/>
      <text:p text:style-name="P1"><text:s text:c="5"/>A "block" of text is normally delimited by two markers </text:p>
      <text:p text:style-name="P1">[default: ^@] which remain in memory until reset or deleted.</text:p>
      <text:p text:style-name="P1"><text:s text:c="5"/>^K-B marks the beginning of the block; ^K-K marks its end.</text:p>
      <text:p text:style-name="P1">Markers are inserted in the text. <text:s/>The two markers are identical;</text:p>
      <text:p text:style-name="P1">the first one present is the start.</text:p>
      <text:p text:style-name="P1"><text:s text:c="5"/>^K-U unmarks the block, removing any marker(s) set (block </text:p>
      <text:p text:style-name="P1">markers can also be deleted individually as ordinary characters). <text:s/></text:p>
      <text:p text:style-name="P1">Markers are automatically removed as appropriate when ^K-B/-K are </text:p>
      <text:p text:style-name="P1">used again.</text:p>
      <text:p text:style-name="P1"><text:s text:c="5"/>^K-R reads in the contents of a disk file, inserting it as a </text:p>
      <text:p text:style-name="P1">block after the current cursor position. <text:s/>You will be asked for </text:p>
      <text:p text:style-name="P1">the name (and, optionally, mode) of the file. <text:s/>Other block </text:p>
      <text:p text:style-name="P1">operation commands all require a Block to be marked:</text:p>
      <text:p text:style-name="P1"><text:s text:c="5"/>^K-Y deletes the block (including markers).</text:p>
      <text:p text:style-name="P1"><text:s text:c="5"/>^K-W writes the block text to a disk file; you will be asked </text:p>
      <text:p text:style-name="P1">for the filename (and optional mode).</text:p>
      <text:p text:style-name="P1"><text:s text:c="5"/>^K-V moves the Block text to the present cursor location, </text:p>
      <text:p text:style-name="P1">deleting the original; ^K-C copies it and leaves the original. <text:s/></text:p>
      <text:p text:style-name="P1">Sometimes ZDE will run out of memory when moving blocks within a </text:p>
      <text:p text:style-name="P1">large file. <text:s/>If this occurs, just write the block to a file, </text:p>
      <text:p text:style-name="P1">delete it, and read it back in as: "^K-W, ^K-Y, ^K-R".</text:p>
      <text:p text:style-name="P1"><text:s text:c="4"/>^K-P-B (^K-P with B option) prints the block text only.</text:p>
      <text:p text:style-name="P1"><text:s text:c="5"/>The ^Q-B command, from wherever you are in the file, moves </text:p>
      <text:p text:style-name="P1">the cursor to the Block start.</text:p>
      <text:p text:style-name="P1"/>
      <text:p text:style-name="P1">5.3. <text:s/>Cursor Movement (Arrow keys; ^F; ^A; ^Q-R, -C, -I).</text:p>
      <text:p text:style-name="P1"/>
      <text:p text:style-name="P1"><text:s text:c="5"/>ZDE supports three sets of Arrow keys, which function </text:p>
      <text:p text:style-name="P1">interchangeably. <text:s/>The two built-in sets support the WordStar </text:p>
      <text:p text:style-name="P1">"arrow key diamond" ^E, ^X, ^D, ^S, and the ANSI standard 3-byte </text:p>
      <text:p text:style-name="P1">sequences (ESC-[-A, etc.). <text:s/>The third set is user-configurable, </text:p>
      <text:p text:style-name="P1">and must be installed with ZDENSTAL. <text:s/>These keys move the cursor </text:p>
      <text:p text:style-name="P1">up, down, right, and left respectively. <text:s/>Note: if you install ^J, </text:p>
      <text:p text:style-name="P1">^K, and ^L as arrow keys, you must use ESC- commands for help, </text:p>
      <text:p text:style-name="P1">file operations, and repeat find/replace, respectively.</text:p>
      <text:p text:style-name="P1"><text:s text:c="5"/>Preceded by ^Q-, any arrow key (except ANSI) moves more </text:p>
      <text:p text:style-name="P1">quickly: to the top or bottom of the screen, to the left or right </text:p>
      <text:p text:style-name="P1">end of the line.</text:p>
      <text:p text:style-name="P1"><text:s text:c="5"/>There are also two word movement commands: ^F moves right, to </text:p>
      <text:p text:style-name="P1">the start of the next word; ^A moves left, to the start of the </text:p>
      <text:p text:style-name="P1">previous (or current) word. <text:s/>Both have maximum ranges of 255 </text:p>
      <text:p text:style-name="P1">characters.</text:p>
      <text:p text:style-name="P1"><text:s text:c="5"/>For quickly covering large distances, the commands ^Q-R and </text:p>
      <text:p text:style-name="P1">^Q-C go all the way to the beginning and end of the file, </text:p>
      <text:p text:style-name="P1">respectively, and ^Q-I goes to any specified page (or line, in </text:p>
      <text:p text:style-name="P1">non-documents).</text:p>
      <text:p text:style-name="P1"/>
      <text:p text:style-name="P1">5.4. <text:s/>Deleting (^G, DEL, ^T, ^Y, ^Q-Y, -DEL, -T).</text:p>
      <text:p text:style-name="P1"/>
      <text:p text:style-name="P1"><text:s text:c="5"/>You can delete text one CHARACTER at a time: ^G deletes to </text:p>
      <text:p text:style-name="P1">the right of the cursor, and DEL to the left. <text:s/>[If you have no DEL </text:p>
      <text:p text:style-name="P1">key, you can install another equivalent.] <text:s/>Note that the ordinary </text:p>
      <text:p text:style-name="P1">BS (^H) does not normally delete.</text:p>
      <text:p text:style-name="P1"><text:s text:c="5"/>^T deletes an entire WORD to the right (up to 255 characters)</text:p>
      <text:p text:style-name="P1"><text:s text:c="5"/>^Y deletes the entire current LINE. <text:s/>^Q-Y deletes only the </text:p>
      <text:p text:style-name="P1">part of the line to the right of the cursor; ^Q-DEL deletes the </text:p>
      <text:p text:style-name="P1">part to the left.</text:p>
      <text:p text:style-name="P1"><text:s text:c="5"/>^Q-T deletes UP TO a specified character. <text:s/>Example: "^Q-T." </text:p>
      <text:p text:style-name="P1">deletes to the end of the sentence. <text:s/>Special case: "^Q-T-CR" </text:p>
      <text:p text:style-name="P1">deletes to the next HARD CR, the end of the paragraph. <text:s/>This is a </text:p>
      <text:p text:style-name="P1">powerful command, so use it with caution.</text:p>
      <text:p text:style-name="P1"><text:s text:c="5"/>Accidentally deleted text can usually be recovered (see </text:p>
      <text:p text:style-name="P1">Undelete, below).</text:p>
      <text:p text:style-name="P1"/>
      <text:p text:style-name="P1">5.5. <text:s/>Disk Operations (^K-F, -E).</text:p>
      <text:p text:style-name="P1"/>
      <text:p text:style-name="P1"><text:s text:c="5"/>^K-F gives an unsorted list of disk FILES: hit CR to list the </text:p>
      <text:p text:style-name="P1">directory specified by the current file, or specify a drive, user, </text:p>
      <text:p text:style-name="P1">or named directory (colon optional). <text:s/>If there is not enough room </text:p>
      <text:p text:style-name="P1">to fit all the files on the screen, you will see "..." at the end </text:p>
      <text:p text:style-name="P1">to indicate that there were still more. <text:s/>Press ESC or Space to </text:p>
      <text:p text:style-name="P1">continue.</text:p>
      <text:p text:style-name="P1"><text:s text:c="5"/>^K-E will ERASE a single disk file to provide more room on </text:p>
      <text:p text:style-name="P1">the disk (no wildcards allowed).</text:p>
      <text:p text:style-name="P1"/>
      <text:p text:style-name="P1">5.6. <text:s/>File Commands (^K-N, -S, -X, -Q, -D, -L).</text:p>
      <text:p text:style-name="P1"/>
      <text:p text:style-name="P1"><text:s text:c="5"/>^K-N NAMES your work or changes the current file mode. <text:s/>You </text:p>
      <text:p text:style-name="P1">can change the filename in the header before saving, and/or change </text:p>
      <text:p text:style-name="P1">its mode to WordStar, ASCII, or Nondocument. <text:s/>To set the file </text:p>
      <text:p text:style-name="P1">mode, introduce the mode character with the left square bracket, </text:p>
      <text:p text:style-name="P1">e.g., "Name: MYFILE.WS [W".</text:p>
      <text:p text:style-name="P1"><text:s text:c="5"/>^K-S SAVES your work: what's in memory is written to disk </text:p>
      <text:p text:style-name="P1">under the file name in the header (you must have a file name; one </text:p>
      <text:p text:style-name="P1">will be requested if necessary). <text:s/>If that file already existed, a </text:p>
      <text:p text:style-name="P1">backup (.BAK) file may be preserved [configurable; see </text:p>
      <text:p text:style-name="P1">installation guide]. <text:s/>If you haven't changed the file, ZDE prompts </text:p>
      <text:p text:style-name="P1">you to confirm that you want to resave it anyway.</text:p>
      <text:p text:style-name="P1"><text:s text:c="5"/>There are several different commands for finishing up:</text:p>
      <text:p text:style-name="P1"><text:s text:c="5"/>^K-X saves your work and then EXITS to CP/M.</text:p>
      <text:p text:style-name="P1"><text:s text:c="5"/>^K-Q just QUITS. <text:s/>If the file has been modified, ZDE asks if </text:p>
      <text:p text:style-name="P1">you want to abandon the changes.</text:p>
      <text:p text:style-name="P1"><text:s text:c="5"/>^K-D (DONE) saves your work, then loads a new file to edit.</text:p>
      <text:p text:style-name="P1"><text:s text:c="5"/>^K-L quits the current file and LOADS a new one to begin </text:p>
      <text:p text:style-name="P1">editing.</text:p>
      <text:p text:style-name="P1"/>
      <text:p text:style-name="P1">5.7. <text:s/>Find, Replace (^Q-F, -A, ^L, ^\).</text:p>
      <text:p text:style-name="P1"/>
      <text:p text:style-name="P1"><text:s text:c="6"/>^Q-F is the command to FIND a string. <text:s/>The search normally </text:p>
      <text:p text:style-name="P1">proceeds from the cursor position forward, and is case </text:p>
      <text:p text:style-name="P1">(upper/lower) insensitive. <text:s/>There are two options: "B" = search </text:p>
      <text:p text:style-name="P1">backwards; <text:s/>"C" = case sensitive search. <text:s/>If used, the options </text:p>
      <text:p text:style-name="P1">must be enclosed in slashes (eg, "/bc/") before the search string. </text:p>
      <text:p text:style-name="P1">(If you want to search for a string beginning with a slash, use an </text:p>
      <text:p text:style-name="P1">empty (//) option first.) <text:s/>In addition, a ^P-Z [this can be </text:p>
      <text:p text:style-name="P1">reconfigured] functions as a wildcard matching any single </text:p>
      <text:p text:style-name="P1">character. <text:s/>Other control codes, like ^M for newline, can be </text:p>
      <text:p text:style-name="P1">included (with the ^P prefix where needed). <text:s/>Examples:</text:p>
      <text:p text:style-name="P1"/>
      <text:p text:style-name="P1"><text:s text:c="5"/>Find: /c/^MLABEL <text:s text:c="3"/>matches "LABEL" at start of line only;</text:p>
      <text:p text:style-name="P1"><text:s text:c="5"/>Find: 4^Z^Z01 <text:s text:c="6"/>matches "42201", "47401", etc;</text:p>
      <text:p text:style-name="P1"><text:s text:c="5"/>Find: wordstar <text:s text:c="5"/>matches "WORDSTAR", "WordStar" etc;</text:p>
      <text:p text:style-name="P1"><text:s text:c="5"/>Find: ///88 <text:s text:c="8"/>matches "/88";</text:p>
      <text:p text:style-name="P1"><text:s text:c="5"/>Find: /b/esc <text:s text:c="7"/>looks backwards for "Esc", "esc", etc.</text:p>
      <text:p text:style-name="P1"/>
      <text:p text:style-name="P1"><text:s text:c="5"/>^Q-A is the FIND/REPLACE command. <text:s/>It asks for a string to </text:p>
      <text:p text:style-name="P1">find, and what to change it to (all options above apply to the </text:p>
      <text:p text:style-name="P1">search string only). <text:s/>The cursor will be placed on each occurrence </text:p>
      <text:p text:style-name="P1">of the string successively, starting at the cursor location. <text:s/>You </text:p>
      <text:p text:style-name="P1">will see the prompt "Chg?" in the header. <text:s/>To replace the old </text:p>
      <text:p text:style-name="P1">string with the new one, press "Y"; anything else skips to the </text:p>
      <text:p text:style-name="P1">next. <text:s/>To change all further occurrences without being asked, </text:p>
      <text:p text:style-name="P1">press "*". <text:s/>ESC cancels at any time. <text:s/>(Note: if ^Q-A is used in a </text:p>
      <text:p text:style-name="P1">Macro, it will automatically assume "*" with no further input </text:p>
      <text:p text:style-name="P1">required.)</text:p>
      <text:p text:style-name="P1"><text:s text:c="5"/>^L (or ^\, if ^L is an arrow key) repeats the last ^Q-F or </text:p>
      <text:p text:style-name="P1">^Q-A command. <text:s/>For ^Q-A, you will be asked whether you want to </text:p>
      <text:p text:style-name="P1">replace the found string. <text:s/>For both, direction and case options </text:p>
      <text:p text:style-name="P1">remain unchanged.</text:p>
      <text:p text:style-name="P1"/>
      <text:p text:style-name="P1">5.8. <text:s/>Header (^O-Q).</text:p>
      <text:p text:style-name="P1"/>
      <text:p text:style-name="P1"><text:s text:c="5"/>ZDE normally gives you a header, or status line, at the top </text:p>
      <text:p text:style-name="P1">of the screen. <text:s/>However, if you like you can toggle the header </text:p>
      <text:p text:style-name="P1">display on and off with the ^O-Q (QUIET) command. <text:s/>[The header may </text:p>
      <text:p text:style-name="P1">also be suppressed by default.] <text:s/>This lets you see more file text. </text:p>
      <text:p text:style-name="P1">It can also speed up operation on some slower terminals, as the </text:p>
      <text:p text:style-name="P1">position doesn't have to be continually updated.</text:p>
      <text:p text:style-name="P1"/>
      <text:p text:style-name="P1"><text:s text:c="5"/>A typical header line looks something like:</text:p>
      <text:p text:style-name="P1">------------------------------------------------------------------</text:p>
      <text:p text:style-name="P1">B0/WORK:ZDE.DOC [A Pg 8 <text:s text:c="3"/>Ln 31 <text:s text:c="2"/>Cl 53 <text:s text:c="2"/>INS vt hy AI DS MR <text:s/>^Q_</text:p>
      <text:p text:style-name="P1">------------------------------------------------------------------</text:p>
      <text:p text:style-name="P1"><text:s text:c="5"/>"B0/WORK:ZDE.DOC [A" = Current directory, filename, and mode.</text:p>
      <text:p text:style-name="P1"><text:s text:c="5"/>"Pg 8, etc" = Current position in file by page, line, column. </text:p>
      <text:p text:style-name="P1">For "N"ondocuments, there is no page number display. <text:s/>If </text:p>
      <text:p text:style-name="P1">pagination (^O-P) is off, you will see "Pg 0" (document) or "OP" </text:p>
      <text:p text:style-name="P1">(nondocument) here.</text:p>
      <text:p text:style-name="P1"><text:s text:c="5"/>"INS" = Insert mode on (^V).</text:p>
      <text:p text:style-name="P1"><text:s text:c="5"/>"vt" = Variable tabs on (^O-V).</text:p>
      <text:p text:style-name="P1"><text:s text:c="5"/>"hy" = Hyphenation enabled. (^O-H) <text:s/>Doesn't display in "N" </text:p>
      <text:p text:style-name="P1"><text:s text:c="12"/>mode.</text:p>
      <text:p text:style-name="P1"><text:s text:c="5"/>"AI" = Auto indent mode on (^O-A).</text:p>
      <text:p text:style-name="P1"><text:s text:c="5"/>"DS" = Double spacing (^O-S).</text:p>
      <text:p text:style-name="P1"><text:s text:c="5"/>"MR" = Margins released (^O-X). <text:s/>Doesn't display in "N" mode.</text:p>
      <text:p text:style-name="P1"><text:s text:c="5"/>"^Q_": Prefix keys (and some prompts) display here.</text:p>
      <text:p text:style-name="P1"/>
      <text:p text:style-name="P1">5.9. <text:s/>Information (^K-I).</text:p>
      <text:p text:style-name="P1"/>
      <text:p text:style-name="P1"><text:s text:c="5"/>^KI displays an Information message with:</text:p>
      <text:p text:style-name="P1"/>
      <text:p text:style-name="P1"><text:s text:c="5"/>- the ZDE version and date;</text:p>
      <text:p text:style-name="P1"><text:s text:c="5"/>- whether (Y/N) the file has been changed since last saved;</text:p>
      <text:p text:style-name="P1"><text:s text:c="5"/>- the current size of the file in bytes;</text:p>
      <text:p text:style-name="P1"><text:s text:c="5"/>- the number of bytes of text memory used and free (1024 </text:p>
      <text:p text:style-name="P1"><text:s text:c="7"/>bytes = 1K).</text:p>
      <text:p text:style-name="P1"/>
      <text:p text:style-name="P1"><text:s text:c="5"/>You will note that the file uses about 20-25% less memory </text:p>
      <text:p text:style-name="P1">than its actual length; this is due to ZDE's compression of text. <text:s/></text:p>
      <text:p text:style-name="P1">(Note: ZDE is limited to 16-bit arithmetic. <text:s/>In the unlikely event </text:p>
      <text:p text:style-name="P1">that file size should exceed 64K it will be shown mod 64K; just </text:p>
      <text:p text:style-name="P1">add 65536.)</text:p>
      <text:p text:style-name="P1"><text:s text:c="5"/>Block moves and copying are limited by the amount of free </text:p>
      <text:p text:style-name="P1">memory. <text:s/>Further, when there is less than 1K free, response time </text:p>
      <text:p text:style-name="P1">can get very slow.</text:p>
      <text:p text:style-name="P1"/>
      <text:p text:style-name="P1">5.10. <text:s/>Insert Mode (^V).</text:p>
      <text:p text:style-name="P1"/>
      <text:p text:style-name="P1"><text:s text:c="5"/>^V toggles insertion on and off. <text:s/>If insert is OFF, any text </text:p>
      <text:p text:style-name="P1">to the right of the cursor is overwritten as you type. <text:s/>If insert </text:p>
      <text:p text:style-name="P1">is ON, what you type is inserted, and existing text moves to the </text:p>
      <text:p text:style-name="P1">right.</text:p>
      <text:p text:style-name="P1"/>
      <text:p text:style-name="P1">5.11. <text:s/>Line Spacing (^O-S).</text:p>
      <text:p text:style-name="P1"/>
      <text:p text:style-name="P1"><text:s text:c="5"/>The ^O-S command toggles between single and double line </text:p>
      <text:p text:style-name="P1">spacing. <text:s/>In double space mode, the following functions generate </text:p>
      <text:p text:style-name="P1">double carriage returns: <text:s/>CR (^M), Insert CR (^N), Reform (^B), </text:p>
      <text:p text:style-name="P1">Wordwrap. <text:s/>You can easily mix single and double spacing; the ^B </text:p>
      <text:p text:style-name="P1">command can convert between the two. <text:s/>Note: if you prefer to keep </text:p>
      <text:p text:style-name="P1">your actual file single spaced, you can still get a double-spaced </text:p>
      <text:p text:style-name="P1">printout by using the "D" option of the ^K-P command (see </text:p>
      <text:p text:style-name="P1">Printing).</text:p>
      <text:p text:style-name="P1"/>
      <text:p text:style-name="P1">5.12. <text:s/>Margins (^O-R, -L, -X, -C, -F).</text:p>
      <text:p text:style-name="P1"/>
      <text:p text:style-name="P1"><text:s text:c="5"/>^O-R sets the RIGHT margin, enabling wordwrap, reformatting, </text:p>
      <text:p text:style-name="P1">and centering. <text:s/>A right margin of 1 disables all formatting </text:p>
      <text:p text:style-name="P1">functions (same as in "N"ondocument mode). <text:s/>At the prompt </text:p>
      <text:p text:style-name="P1">"Column:" enter the column number (1-255), or just hit CR for the </text:p>
      <text:p text:style-name="P1">current cursor column. <text:s/>If the value entered conflicts with the </text:p>
      <text:p text:style-name="P1">current left margin, ZDE sets the left margin to 1.</text:p>
      <text:p text:style-name="P1"><text:s text:c="5"/>^O-L sets the LEFT margin in an identical fashion; of course, </text:p>
      <text:p text:style-name="P1">the value must always be less than the current right margin, </text:p>
      <text:p text:style-name="P1">meaning it's best to set the right margin first.</text:p>
      <text:p text:style-name="P1"><text:s text:c="5"/>^O-X temporarily RELEASES the margins (resets them to 1), </text:p>
      <text:p text:style-name="P1">allowing you to type outside them. <text:s/>Use ^O-X again to restore the </text:p>
      <text:p text:style-name="P1">margins.</text:p>
      <text:p text:style-name="P1"><text:s text:c="5"/>^O-C CENTERS the current line with respect to the margins, if </text:p>
      <text:p text:style-name="P1">set. <text:s/>^O-F sets the current line FLUSH right, if the right margin </text:p>
      <text:p text:style-name="P1">is set.</text:p>
      <text:p text:style-name="P1"/>
      <text:p text:style-name="P1">5.13. <text:s/>Pagination (^O-P).</text:p>
      <text:p text:style-name="P1"/>
      <text:p text:style-name="P1"><text:s text:c="5"/>The ^O-P command sets the page length. <text:s/>Enter a value from 0 </text:p>
      <text:p text:style-name="P1">to 255, or just hit CR to restore the default value [normally 54].</text:p>
      <text:p text:style-name="P1"><text:s text:c="5"/>When the value is nonzero, it determines the page and line </text:p>
      <text:p text:style-name="P1">shown in the document header ("Pg xx Ln xx"), and page-oriented </text:p>
      <text:p text:style-name="P1">Print functions (formfeeds, headers, start/stop print) are enabled.</text:p>
      <text:p text:style-name="P1"><text:s text:c="5"/>When the value is zero, pagination is off. <text:s/>The header will </text:p>
      <text:p text:style-name="P1">say "Pg 0 Ln xxxx", showing you the absolute line number in the </text:p>
      <text:p text:style-name="P1">file. <text:s/>Also, printing occurs with no page breaks or formfeeds. <text:s/></text:p>
      <text:p text:style-name="P1">This can be useful for printing small things right after each </text:p>
      <text:p text:style-name="P1">other on the same sheet; or, in conjunction with the "*" print </text:p>
      <text:p text:style-name="P1">option, can be used to print out multiple copies of index cards, </text:p>
      <text:p text:style-name="P1">labels, etc.</text:p>
      <text:p text:style-name="P1"><text:s text:c="5"/>ZDE never sends a formfeed before printing; begin your file </text:p>
      <text:p text:style-name="P1">with a ^P-L character if you need one. <text:s/>Otherwise, use of ^P-L is </text:p>
      <text:p text:style-name="P1">not recommended in document files as it renders ZDE's page count </text:p>
      <text:p text:style-name="P1">inaccurate.</text:p>
      <text:p text:style-name="P1"/>
      <text:p text:style-name="P1">5.14. <text:s/>Place Markers and Line Queue (^P-Z, ^Q-Z, ^Q-Q).</text:p>
      <text:p text:style-name="P1"/>
      <text:p text:style-name="P1"><text:s text:c="5"/>You can set any number of temporary PLACE MARKERS in the text </text:p>
      <text:p text:style-name="P1">with ^P-Z (they will appear as ^Z). <text:s/>The ^Q-Z command moves the </text:p>
      <text:p text:style-name="P1">cursor to the next place marker in the file, cycling back to the </text:p>
      <text:p text:style-name="P1">top of the file if needed. <text:s/>Place markers are NOT saved to disk.</text:p>
      <text:p text:style-name="P1"><text:s text:c="5"/>ZCPR users may also store a QUEUE of up to eight line numbers </text:p>
      <text:p text:style-name="P1">in their user-defined messages (a set of sixteen bytes of </text:p>
      <text:p text:style-name="P1">protected memory "available for user definition"). <text:s/>The ^Q-Q </text:p>
      <text:p text:style-name="P1">command will then cycle through the queue of line numbers, </text:p>
      <text:p text:style-name="P1">returning to the first location when it reaches a value of zero. <text:s/></text:p>
      <text:p text:style-name="P1">A value greater than the number of lines in the file takes the </text:p>
      <text:p text:style-name="P1">cursor to the end of the file. <text:s/>The numbers are stored as two-byte </text:p>
      <text:p text:style-name="P1">inverted hexadecimal words. <text:s/>This facility is intended as an </text:p>
      <text:p text:style-name="P1">interface between other programs and ZDE for such purposes as </text:p>
      <text:p text:style-name="P1">storing the locations of compiler errors, however ZCPR users may </text:p>
      <text:p text:style-name="P1">also find it useful to POKE these locations directly before </text:p>
      <text:p text:style-name="P1">invoking ZDE.</text:p>
      <text:p text:style-name="P1"/>
      <text:p text:style-name="P1">5.15. <text:s/>Printer Codes (^P).</text:p>
      <text:p text:style-name="P1"/>
      <text:p text:style-name="P1"><text:s text:c="5"/>Control codes for special effects in printing can be entered </text:p>
      <text:p text:style-name="P1">in the text with the ^P prefix. <text:s/>Thus pressing ^P-^H (or ^P-H) </text:p>
      <text:p text:style-name="P1">embeds a ^H, etc. <text:s/>Several standard codes are:</text:p>
      <text:p text:style-name="P1"/>
      <text:p text:style-name="P1"><text:s text:c="5"/>^H - backspace - overstrike previous character</text:p>
      <text:p text:style-name="P1"><text:s text:c="5"/>^I - hard (ASCII) tab - printers respond variously to this</text:p>
      <text:p text:style-name="P1"><text:s text:c="5"/>^L - formfeed <text:s/>(Not recommended unless pagination (^O-P) </text:p>
      <text:p text:style-name="P1"><text:s text:c="10"/>disabled)</text:p>
      <text:p text:style-name="P1"/>
      <text:p text:style-name="P1"><text:s text:c="5"/>The Block marker, normally ^@, cannot be embedded, and ^Z is </text:p>
      <text:p text:style-name="P1">reserved for use as a place marker. <text:s/>Control codes display on </text:p>
      <text:p text:style-name="P1">screen as capital letters, highlighted if possible. <text:s/>ZDE assumes </text:p>
      <text:p text:style-name="P1">they are not characters, so they are not counted when reformatting </text:p>
      <text:p text:style-name="P1">text.</text:p>
      <text:p text:style-name="P1"><text:s text:c="5"/>For greater convenience, you can also arrange to have a </text:p>
      <text:p text:style-name="P1">single ^P-code produce an entire string of bytes for commonly used </text:p>
      <text:p text:style-name="P1">printing effects. <text:s/>ZDE supports a subset of WordStar's printer </text:p>
      <text:p text:style-name="P1">installation, seven definable codes: four toggles, four switches. <text:s/></text:p>
      <text:p text:style-name="P1">The Printer Installation in ZDENSTAL allows you to choose what </text:p>
      <text:p text:style-name="P1">codes you want to use, and install the actual control sequences </text:p>
      <text:p text:style-name="P1">your printer needs. <text:s/>The defaults are:</text:p>
      <text:p text:style-name="P1"/>
      <text:p text:style-name="P1"><text:s text:c="5"/>toggles: <text:s/>^B, ^D, ^S, ^Y</text:p>
      <text:p text:style-name="P1"><text:s text:c="5"/>switches: ^Q, ^W, ^E, ^R</text:p>
      <text:p text:style-name="P1"/>
      <text:p text:style-name="P1"><text:s text:c="5"/>In WordStar these toggles are Boldface, Doublestrike, </text:p>
      <text:p text:style-name="P1">Underline, and Ribbon/Italic respectively, but you can make them </text:p>
      <text:p text:style-name="P1">anything you like. <text:s/>"Toggles" are good for features like underline </text:p>
      <text:p text:style-name="P1">and bold that are turned on and off. <text:s/>"Switches" are better for </text:p>
      <text:p text:style-name="P1">multivalued parameters like character pitch.</text:p>
      <text:p text:style-name="P1"><text:s text:c="5"/>Example: your printer uses ESC-U-01 (and 00) to turn </text:p>
      <text:p text:style-name="P1">underlining on (and off). <text:s/>If you install these codes with </text:p>
      <text:p text:style-name="P1">ZDENSTAL:</text:p>
      <text:p text:style-name="P1"><text:s text:c="19"/>^S toggle on: <text:s/>(03)1B5501</text:p>
      <text:p text:style-name="P1"><text:s text:c="21"/>...and off: <text:s/>(03)1B5500</text:p>
      <text:p text:style-name="P1"/>
      <text:p text:style-name="P1">then all you have to type in ZDE to get underlined text is: </text:p>
      <text:p text:style-name="P1">^PSunderlined text^PS.</text:p>
      <text:p text:style-name="P1"/>
      <text:p text:style-name="P1">5.16. <text:s/>Printing (^K-P).</text:p>
      <text:p text:style-name="P1"/>
      <text:p text:style-name="P1"><text:s text:c="5"/>The ^K-P command PRINTS all or part of the file in memory. <text:s/></text:p>
      <text:p text:style-name="P1">You will be asked for a set of "Options:", at which point you may </text:p>
      <text:p text:style-name="P1">enter zero or more of the following, in any order:</text:p>
      <text:p text:style-name="P1"/>
      <text:p text:style-name="P1"><text:s text:c="5"/>B <text:s text:c="5"/>prints only the currently marked BLOCK.</text:p>
      <text:p text:style-name="P1"><text:s text:c="5"/>P <text:s text:c="5"/>PAUSES for your keystroke before each page (sheet </text:p>
      <text:p text:style-name="P1"><text:s text:c="13"/>feed).</text:p>
      <text:p text:style-name="P1"><text:s text:c="5"/>D <text:s text:c="5"/>DOUBLE SPACES all text to be printed.</text:p>
      <text:p text:style-name="P1"><text:s text:c="5"/>Lnn <text:s text:c="3"/>sets the printer LEFT MARGIN to nn columns [the </text:p>
      <text:p text:style-name="P1"><text:s text:c="13"/>default value can be set with ZDENSTAL].</text:p>
      <text:p text:style-name="P1"><text:s text:c="5"/>^ <text:s text:c="5"/>FILTERS control characters ^X to text "^X".</text:p>
      <text:p text:style-name="P1"><text:s text:c="5"/>*nn <text:s text:c="3"/>prints the job out nn TIMES (nn=1..255).</text:p>
      <text:p text:style-name="P1"><text:s text:c="5"/>@nn <text:s text:c="3"/>begins printing AT the nn'th page.</text:p>
      <text:p text:style-name="P1"><text:s text:c="5"/>=nn <text:s text:c="3"/>renumbers the pages beginning with nn.</text:p>
      <text:p text:style-name="P1"><text:s text:c="5"/>#nn <text:s text:c="3"/>prints only (up to) a TOTAL of nn pages.</text:p>
      <text:p text:style-name="P1"><text:s text:c="5"/>"..." <text:s/>uses the quoted string as a HEADER. <text:s/>The string, </text:p>
      <text:p text:style-name="P1"><text:s text:c="13"/>followed immediately by the page number, will print </text:p>
      <text:p text:style-name="P1"><text:s text:c="13"/>at the top right of each page near the margin (maxi-</text:p>
      <text:p text:style-name="P1"><text:s text:c="13"/>mum length is 50 characters; an empty string, "", </text:p>
      <text:p text:style-name="P1"><text:s text:c="13"/>gives numbered pages with no header text.)</text:p>
      <text:p text:style-name="P1"/>
      <text:p text:style-name="P1">The last four options (@,=,#,"") are NOT allowed if pagination is </text:p>
      <text:p text:style-name="P1">disabled (^O-P), or if "B"lock print was chosen. <text:s/>Examples:</text:p>
      <text:p text:style-name="P1"/>
      <text:p text:style-name="P1">Options: <text:s/>L12P</text:p>
      <text:p text:style-name="P1"><text:s text:c="5"/>- Print the file with a left margin of 12 columns, pausing </text:p>
      <text:p text:style-name="P1"><text:s text:c="7"/>before each page for you to press a key (other than Esc).</text:p>
      <text:p text:style-name="P1"/>
      <text:p text:style-name="P1">Options: <text:s/>@6#2=14"Instructions, page "</text:p>
      <text:p text:style-name="P1"><text:s text:c="5"/>- Print the sixth and seventh pages of the file, but numbered </text:p>
      <text:p text:style-name="P1"><text:s text:c="7"/>14 and 15, with the header shown.</text:p>
      <text:p text:style-name="P1"/>
      <text:p text:style-name="P1">Options: <text:s/>BD^*2</text:p>
      <text:p text:style-name="P1"><text:s text:c="5"/>- Print out the current marked Block twice, double spaced, </text:p>
      <text:p text:style-name="P1"><text:s text:c="7"/>with control filtering.</text:p>
      <text:p text:style-name="P1"/>
      <text:p text:style-name="P1"><text:s text:c="5"/>In "W" mode, lines beginning with a "." will be regarded as </text:p>
      <text:p text:style-name="P1">WordStar dot commands, and will neither print out nor affect the </text:p>
      <text:p text:style-name="P1">page count (they have no other effect either).</text:p>
      <text:p text:style-name="P1"><text:s text:c="5"/>You can abort printing at any time with ESC (this may take a </text:p>
      <text:p text:style-name="P1">moment, or a few keystrokes, depending on your BIOS).</text:p>
      <text:p text:style-name="P1"/>
      <text:p text:style-name="P1">5.17. <text:s/>Ruler Line (^O-T).</text:p>
      <text:p text:style-name="P1"/>
      <text:p text:style-name="P1"><text:s text:c="5"/>To help you align text properly, ^O-T toggles display of a </text:p>
      <text:p text:style-name="P1">"ruler line" above the text on and off.</text:p>
      <text:p text:style-name="P1"><text:s text:c="5"/>In each column you will see one of several symbols: "[]" </text:p>
      <text:p text:style-name="P1">designate the current margins (if set); "-" indicates areas within </text:p>
      <text:p text:style-name="P1">the current margins, "." outside them. <text:s/>Also, tab stops are marked </text:p>
      <text:p text:style-name="P1">by either "T" (Variable) or "I" (Hard). <text:s/>Examples:</text:p>
      <text:p text:style-name="P1"/>
      <text:p text:style-name="P1">("A" mode) <text:s text:c="5"/>[-----T-----T-----------T--------------]........</text:p>
      <text:p text:style-name="P1">("N" mode) <text:s text:c="5"/>I.......I.......I.......I.......I.......I.......</text:p>
      <text:p text:style-name="P1"/>
      <text:p text:style-name="P1">5.18. <text:s/>Tabs (^I, ESC-TAB, ^O-V, ^O-I, ^O-N).</text:p>
      <text:p text:style-name="P1"/>
      <text:p text:style-name="P1"><text:s text:c="5"/>There are two Tab modes: Variable and Hard, and the ^O-V </text:p>
      <text:p text:style-name="P1">command toggles between them. <text:s/>In Hard Tab mode the Tab key </text:p>
      <text:p text:style-name="P1">produces an actual ^I (ASCII 09); whether this overwrites any </text:p>
      <text:p text:style-name="P1">existing text depends on the Insert toggle. <text:s/>Hard Tabs display by </text:p>
      <text:p text:style-name="P1">default at fixed intervals of 8 screen columns [this is </text:p>
      <text:p text:style-name="P1">configurable to any multiple of 2].</text:p>
      <text:p text:style-name="P1"><text:s text:c="5"/>In Variable Tab mode, the Tab key moves the cursor to the </text:p>
      <text:p text:style-name="P1">next variable tab stop (you can always get a Hard Tab by typing </text:p>
      <text:p text:style-name="P1">^P-I). <text:s/>If Insert is on, spaces are inserted up to the next tab </text:p>
      <text:p text:style-name="P1">stop. <text:s/>Otherwise, existing text is skipped over, but spaces are </text:p>
      <text:p text:style-name="P1">still added at the end of a line as needed. <text:s/>Up to eight tab stops </text:p>
      <text:p text:style-name="P1">may be set with ^O-I and cleared with ^O-N; the defaults are in </text:p>
      <text:p text:style-name="P1">columns 6, 11, 16, and 21 [these are configurable]. <text:s/>At the </text:p>
      <text:p text:style-name="P1">prompt, enter the column number desired, or hit RETURN for the </text:p>
      <text:p text:style-name="P1">cursor column.</text:p>
      <text:p text:style-name="P1"><text:s text:c="5"/>The ^O-I command also accepts two multiple-set inputs: "@nn" </text:p>
      <text:p text:style-name="P1">sets tab stops every "nn" columns, while "#n1,n2,..." sets tabs at </text:p>
      <text:p text:style-name="P1">columns "n1,n2, ...". <text:s/>Both remove any pre-existing tabs, and </text:p>
      <text:p text:style-name="P1">typing "@" or "#" alone simply clears all tabs.</text:p>
      <text:p text:style-name="P1"><text:s text:c="5"/>The ESC-TAB command moves backward (left) to the previous </text:p>
      <text:p text:style-name="P1">variable or hard tab stop.</text:p>
      <text:p text:style-name="P1"/>
      <text:p text:style-name="P1">5.19. <text:s/>Undelete (^U, ^Q-U).</text:p>
      <text:p text:style-name="P1"/>
      <text:p text:style-name="P1"><text:s text:c="5"/>The undelete functions may be used (repeatedly if necessary) </text:p>
      <text:p text:style-name="P1">to recover a reasonable amount of text deleted either by </text:p>
      <text:p text:style-name="P1">overtyping, or with any of ZDE's delete commands, IF the cursor </text:p>
      <text:p text:style-name="P1">has not yet been moved away. <text:s/>^U undeletes one character; ^Q-U </text:p>
      <text:p text:style-name="P1">does a whole line.</text:p>
      <text:p text:style-name="P1"><text:s text:c="5"/>Restrictions: undelete may not recover all of a Block delete </text:p>
      <text:p text:style-name="P1">unless the cursor was in or near the block deleted, and it may </text:p>
      <text:p text:style-name="P1">work imperfectly if DEL has been used several times in sequence.</text:p>
      <text:p text:style-name="P1"><text:s text:c="5"/>Further use after all deleted text is recovered will produce </text:p>
      <text:p text:style-name="P1">junk (usually duplicates of text above the cursor, which is </text:p>
      <text:p text:style-name="P1">sometimes useful).</text:p>
      <text:p text:style-name="P1"/>
      <text:p text:style-name="P1">5.20. <text:s/>Upper/Lower Case (^^).</text:p>
      <text:p text:style-name="P1"/>
      <text:p text:style-name="P1"><text:s text:c="5"/>The ^^ (ctl-caret) command changes the case of the character </text:p>
      <text:p text:style-name="P1">at the cursor, if it was a letter, and moves the cursor one </text:p>
      <text:p text:style-name="P1">character to the right. <text:s/>Useful for capitalizing a string of </text:p>
      <text:p text:style-name="P1">lowercase text, or vice versa.</text:p>
      <text:p text:style-name="P1"/>
      <text:p text:style-name="P1">5.21. <text:s/>Window and Screen (^W, ^Z, ESC-Arrows, ^O-Up, -W, -Z).</text:p>
      <text:p text:style-name="P1"/>
      <text:p text:style-name="P1"><text:s text:c="5"/>ZDE supports several functions to move and alter the display </text:p>
      <text:p text:style-name="P1">screen.</text:p>
      <text:p text:style-name="P1"><text:s text:c="5"/>The ^W and ^Z commands scroll the screen up and down a line </text:p>
      <text:p text:style-name="P1">at a time, without moving the cursor (unless necessary).</text:p>
      <text:p text:style-name="P1"><text:s text:c="5"/>Preceded by ESC, any arrow (except ANSI) moves the screen </text:p>
      <text:p text:style-name="P1">rather than the cursor: <text:s/>the text as a whole shifts up/down 1/4 </text:p>
      <text:p text:style-name="P1">screen, or right/left 32 columns, while the cursor stays put (the </text:p>
      <text:p text:style-name="P1">cursor must be past column 32 for horizontal shifts to work).</text:p>
      <text:p text:style-name="P1"><text:s text:c="5"/>Preceded by ^O-, any UP arrow key (except ANSI) makes the </text:p>
      <text:p text:style-name="P1">current text line the top of the screen.</text:p>
      <text:p text:style-name="P1"><text:s text:c="5"/>The ^O-W command creates a WINDOW in the bottom half of the </text:p>
      <text:p text:style-name="P1">screen, which retains a copy of the file text starting at the </text:p>
      <text:p text:style-name="P1">current line, plus the current status and/or ruler line(s), if </text:p>
      <text:p text:style-name="P1">any. <text:s/>Editing continues normally in the top half of the screen. <text:s/></text:p>
      <text:p text:style-name="P1">This is useful for comparing different sections of text within a </text:p>
      <text:p text:style-name="P1">file, or even between different files. <text:s/>Typing ^O-W again removes </text:p>
      <text:p text:style-name="P1">the Window. <text:s/>Note: Windowing is only supported for screens of 15 </text:p>
      <text:p text:style-name="P1">or more lines.</text:p>
      <text:p text:style-name="P1"><text:s text:c="5"/>The ^O-Z command temporarily zaps (blanks) the entire screen; </text:p>
      <text:p text:style-name="P1">good for avoiding CRT burn-in, or just protecting work from prying </text:p>
      <text:p text:style-name="P1">eyes or fingers. <text:s/>Restore the screen by pressing ESC or SPACE. <text:s/></text:p>
      <text:p text:style-name="P1">Note: if Windowing was in effect, any text in the window will be </text:p>
      <text:p text:style-name="P1">lost.</text:p>
      <text:p text:style-name="P1"/>
      <text:p text:style-name="P1">5.22. <text:s/>Wordwrap, Reformat (^B, ^O-D).</text:p>
      <text:p text:style-name="P1"/>
      <text:p text:style-name="P1"><text:s text:c="5"/>WORDWRAP is automatic in Document ("W" or "A") modes whenever </text:p>
      <text:p text:style-name="P1">the right margin is set. <text:s/>Any text entered will be formatted to </text:p>
      <text:p text:style-name="P1">the current margin settings as you type. <text:s/>The end of a paragraph </text:p>
      <text:p text:style-name="P1">is marked by a "HARD CR", which occurs when you press the RETURN </text:p>
      <text:p text:style-name="P1">key (this is a CR immediately following a character of text). <text:s/>In </text:p>
      <text:p text:style-name="P1">contrast, when wordwrap occurs you get a "SOFT CR" (which is </text:p>
      <text:p text:style-name="P1">actually a CR with a space before it). <text:s/>You can change a hard CR </text:p>
      <text:p text:style-name="P1">into a soft one, or vice versa, by deleting or adding a space at </text:p>
      <text:p text:style-name="P1">the end of the line. <text:s/>Hitting RETURN also hardens a soft CR. <text:s/>The </text:p>
      <text:p text:style-name="P1">distinction between hard and soft CRs is only important when </text:p>
      <text:p text:style-name="P1">reformatting.</text:p>
      <text:p text:style-name="P1"><text:s text:c="5"/>^B REFORMATS from the line the cursor is on, to the end of </text:p>
      <text:p text:style-name="P1">the paragraph, according to the current margin settings and line </text:p>
      <text:p text:style-name="P1">spacing. <text:s/>^B may be used not only to reshape a paragraph after </text:p>
      <text:p text:style-name="P1">editing, but also to change its margins and line spacing. <text:s/></text:p>
      <text:p text:style-name="P1">Indentation can be tricky if you have a left margin set. <text:s/>If the </text:p>
      <text:p text:style-name="P1">current line is indented relative to the next one, ZDE assumes </text:p>
      <text:p text:style-name="P1">that amount as your paragraph indentation.</text:p>
      <text:p text:style-name="P1"><text:s text:c="5"/>^O-D toggles DISPLAY OF HARD CRs. <text:s/>Hard CRs, otherwise </text:p>
      <text:p text:style-name="P1">invisible, can be caused to display as a "&lt;" character. <text:s/>This can </text:p>
      <text:p text:style-name="P1">be useful; some may find it distracting, so it turns off.</text:p>
      <text:p text:style-name="P1"/>
      <text:p text:style-name="P1"/>
      <text:p text:style-name="P1">6. <text:s/>Macros.</text:p>
      <text:p text:style-name="P1"/>
      <text:p text:style-name="P1">6.1. <text:s/>Macro (ESC-M).</text:p>
      <text:p text:style-name="P1"/>
      <text:p text:style-name="P1"><text:s text:c="5"/>A MACRO is a string of ZDE commands and text that, once </text:p>
      <text:p text:style-name="P1">defined, can be repeated automatically. <text:s/>When you type ESC-M you </text:p>
      <text:p text:style-name="P1">will be asked for the string, then a "Repeat count". <text:s/>Usually you </text:p>
      <text:p text:style-name="P1">will simply type a number for the repeat count (0-9, or "*" for </text:p>
      <text:p text:style-name="P1">"indefinitely"). <text:s/>You will see the results as the macro executes, </text:p>
      <text:p text:style-name="P1">and you can abort it at any time by pressing ESC. <text:s/>If you are sure </text:p>
      <text:p text:style-name="P1">you know what you're doing, you can speed up Macro execution by </text:p>
      <text:p text:style-name="P1">specifying "Quiet" mode: press "Q" before the repeat count. <text:s/>Only </text:p>
      <text:p text:style-name="P1">the header, if present, will be updated as the Macro runs.</text:p>
      <text:p text:style-name="P1"><text:s text:c="5"/>Macros also stop any time an error occurs; the error message </text:p>
      <text:p text:style-name="P1">will be visible, and can be cleared by pressing ESC. <text:s/>Many </text:p>
      <text:p text:style-name="P1">commands (like Find or Reformat) are designed to generate errors </text:p>
      <text:p text:style-name="P1">at the end of the file so that indefinite ("*") Macros containing </text:p>
      <text:p text:style-name="P1">them halt there. <text:s/>You may need to abort other indefinite Macros </text:p>
      <text:p text:style-name="P1">manually.</text:p>
      <text:p text:style-name="P1"><text:s text:c="5"/>ZDE turns INSERT OFF before running a macro, so that the same </text:p>
      <text:p text:style-name="P1">key sequence will always have the same effect. <text:s/>INSERT status is </text:p>
      <text:p text:style-name="P1">restored when the macro terminates.</text:p>
      <text:p text:style-name="P1"><text:s text:c="5"/>In order to include any input line editing characters (BS, </text:p>
      <text:p text:style-name="P1">CR, etc.) in a macro, you must prefix them with ^P. <text:s/>(NOTE: <text:s/>To </text:p>
      <text:p text:style-name="P1">make them easier to read and understand, Macro listings are given </text:p>
      <text:p text:style-name="P1">here as they function, not as they are typed in. <text:s/>^P prefixes as </text:p>
      <text:p text:style-name="P1">needed are NOT shown. <text:s/>Keystrokes are separated by dashes or </text:p>
      <text:p text:style-name="P1">commas for clarity, and "_" means a space or blank.) Here are some </text:p>
      <text:p text:style-name="P1">sample Macros:</text:p>
      <text:p text:style-name="P1"/>
      <text:p text:style-name="P1"><text:s text:c="5"/>1. <text:s/>View a file by scrolling slowly through it:</text:p>
      <text:p text:style-name="P1"/>
      <text:p text:style-name="P1"><text:s text:c="15"/>ESC-;, ^C</text:p>
      <text:p text:style-name="P1"/>
      <text:p text:style-name="P1"><text:s text:c="9"/>This will pause, then scroll down. <text:s/>(Use a repeat count </text:p>
      <text:p text:style-name="P1"><text:s text:c="10"/>of "*".)</text:p>
      <text:p text:style-name="P1"><text:s text:c="5"/></text:p>
      <text:p text:style-name="P1"><text:s text:c="5"/>2. <text:s/>Can you figure out what this one does? <text:s/></text:p>
      <text:p text:style-name="P1"/>
      <text:p text:style-name="P1"><text:s text:c="7"/>^QR, ^QF, (, CR, ^G, ^KB, ^QF, ), CR, ^G, ^KK, ^QC, CR, ^KV</text:p>
      <text:p text:style-name="P1"/>
      <text:p text:style-name="P1"><text:s text:c="9"/>(Answer: <text:s/>.elif eht fo dne eht ta meht fo tsil a gnikam </text:p>
      <text:p text:style-name="P1"><text:s text:c="9"/>elif a fo tuo sesehtnerap ni stnemmoc ekat lliw tI)</text:p>
      <text:p text:style-name="P1"/>
      <text:p text:style-name="P1"><text:s text:c="5"/>ZDE Macros are very powerful tools, particularly given their </text:p>
      <text:p text:style-name="P1">programmability and storage on function keys.</text:p>
      <text:p text:style-name="P1"/>
      <text:p text:style-name="P1">6.2. <text:s/>Macro Key (ESC-#, ESC-0..9).</text:p>
      <text:p text:style-name="P1"/>
      <text:p text:style-name="P1"><text:s text:c="5"/>Up to 10 MACRO KEYS can be stored (0..9), by entering them </text:p>
      <text:p text:style-name="P1">with the ESC-M command, then using ESC-# to save them. <text:s/>They can </text:p>
      <text:p text:style-name="P1">then be recalled and used simply by typing ESC-number. <text:s/>Example: </text:p>
      <text:p text:style-name="P1">typing ESC-#-0 will store the last Macro used in the ESC-0 command </text:p>
      <text:p text:style-name="P1">so that it can be recalled and reused at any future time simply by </text:p>
      <text:p text:style-name="P1">typing ESC-0.</text:p>
      <text:p text:style-name="P1"><text:s text:c="5"/>Ordinarily, Macro Keys operate just like the original Macro, </text:p>
      <text:p text:style-name="P1">asking for a "Repeat count" when executed. <text:s/>If you want to </text:p>
      <text:p text:style-name="P1">suppress this prompt (resulting in a "function key" that executes </text:p>
      <text:p text:style-name="P1">just once) you can type "N" (for No repeat) before storing the key </text:p>
      <text:p text:style-name="P1">number. <text:s/>Example: <text:s/>ESC-#-N-0 makes ESC-0 a no-repeat macro key. <text:s/></text:p>
      <text:p text:style-name="P1">If you also don't need to see the Macro work, and want to make it </text:p>
      <text:p text:style-name="P1">faster, you can make it QUIET as well by typing "Q" instead (for </text:p>
      <text:p text:style-name="P1">Quiet) before the key number. <text:s/>Example: ESC-#-Q-0 stores ESC-0 as </text:p>
      <text:p text:style-name="P1">a quiet no-repeat key sequence.</text:p>
      <text:p text:style-name="P1"><text:s text:c="5"/>If the Macro (ESC-M) string is empty, using ESC-# will delete </text:p>
      <text:p text:style-name="P1">a Macro Key. <text:s/>Using a defined Key makes it the last macro used, so </text:p>
      <text:p text:style-name="P1">it can be stored again in another key if desired. <text:s/>Trying to use </text:p>
      <text:p text:style-name="P1">an undefined Macro Key results in an error.</text:p>
      <text:p text:style-name="P1"><text:s text:c="5"/>There are 500 bytes total available for all 10 keys, and a </text:p>
      <text:p text:style-name="P1">128 byte limit for any one Key (ZDE's own input line will only </text:p>
      <text:p text:style-name="P1">accept 65 bytes, but ZDENSTAL can handle up to the full 128.)</text:p>
      <text:p text:style-name="P1"><text:s text:c="5"/>USAGE HINT: If you want to re-use a macro without having to </text:p>
      <text:p text:style-name="P1">type it in again, use ESC-# to assign it to a key, then call it up </text:p>
      <text:p text:style-name="P1">by number.</text:p>
      <text:p text:style-name="P1"><text:s text:c="5"/>Besides simply storing Macros, here are some useful Macro </text:p>
      <text:p text:style-name="P1">Keys:</text:p>
      <text:p text:style-name="P1"/>
      <text:p text:style-name="P1"><text:s text:c="5"/>1. <text:s/>Storing different sets of margins (e.g., for quotes). <text:s/></text:p>
      <text:p text:style-name="P1"><text:s text:c="5"/>For example,</text:p>
      <text:p text:style-name="P1"><text:s text:c="15"/>^OL, 12, CR, ^OR, 66, CR</text:p>
      <text:p text:style-name="P1"/>
      <text:p text:style-name="P1"><text:s text:c="5"/>2. <text:s/>Typing any frequently repeated phrase; "ESC-6" is much </text:p>
      <text:p text:style-name="P1"><text:s text:c="5"/>more convenient than "^PSWorld Wide Widgets Ltd. (N.A.)^PS".</text:p>
      <text:p text:style-name="P1"/>
      <text:p text:style-name="P1"><text:s text:c="5"/>3. <text:s/>Swap the two characters preceding the cursor:</text:p>
      <text:p text:style-name="P1"><text:s text:c="15"/>^S, ^S, ^G, ^D, ^U, ^U, ^D, ^G</text:p>
      <text:p text:style-name="P1"/>
      <text:p text:style-name="P1">[ZDENSTAL allows you to install defaults for all ten Macro Keys. <text:s/></text:p>
      <text:p text:style-name="P1">Thus a copy of ZDE can be customized for any task, such as the </text:p>
      <text:p text:style-name="P1">formatting requirements of specialized writing or programming </text:p>
      <text:p text:style-name="P1">languages.]</text:p>
      <text:p text:style-name="P1"/>
      <text:p text:style-name="P1">6.3. <text:s/>Macro Programming (ESC-0..9, ESC-!,=,~,+,;).</text:p>
      <text:p text:style-name="P1"/>
      <text:p text:style-name="P1"><text:s text:c="5"/>ZDE has several commands which function only in a Macro </text:p>
      <text:p text:style-name="P1">string, and give you control over the execution of a macro, </text:p>
      <text:p text:style-name="P1">allowing true programming.</text:p>
      <text:p text:style-name="P1"><text:s text:c="5"/>ESC-0..9 function as LABELS 0..9 when entered as part of a </text:p>
      <text:p text:style-name="P1">Macro. <text:s/>They have no effect, but can be "jumped" to by other </text:p>
      <text:p text:style-name="P1">commands.</text:p>
      <text:p text:style-name="P1"><text:s text:c="5"/>ESC-! followed by 0..9 is a JUMP instruction, and causes </text:p>
      <text:p text:style-name="P1">macro execution to resume with the command following the label </text:p>
      <text:p text:style-name="P1">ESC-0..9. <text:s/>Example: ESC!2 jumps to label 2. <text:s/>As two special cases, </text:p>
      <text:p text:style-name="P1">ESC-![ jumps to the beginning of the Macro, and ESC-!] jumps to </text:p>
      <text:p text:style-name="P1">the end (aborts).</text:p>
      <text:p text:style-name="P1"><text:s text:c="5"/>ESC-= and ESC-~, followed by a character and then a label </text:p>
      <text:p text:style-name="P1">0..9 (or "[","]"), are CONDITIONAL JUMPS: they jump to the label </text:p>
      <text:p text:style-name="P1">or the start or end of the macro IF the character at the cursor </text:p>
      <text:p text:style-name="P1">position matches (ESC-=) or doesn't match (ESC-~) the character </text:p>
      <text:p text:style-name="P1">specified. <text:s/>Example: ESC~^M2 jumps to ESC-2 if the current </text:p>
      <text:p text:style-name="P1">character is NOT a CR.</text:p>
      <text:p text:style-name="P1"><text:s text:c="5"/>ESC-= and ESC-~, followed by a character and then "&gt;" or "&lt;", </text:p>
      <text:p text:style-name="P1">are SEARCH LOOPS. <text:s/>They will continue to move the cursor right </text:p>
      <text:p text:style-name="P1">("&gt;") or left ("&lt;") AS LONG AS the character at the cursor matches </text:p>
      <text:p text:style-name="P1">(ESC-=) or doesn't match (ESC-~) the specified character. <text:s/>Both </text:p>
      <text:p text:style-name="P1">search loops terminate automatically at the beginning or end of </text:p>
      <text:p text:style-name="P1">the file. <text:s/>Example: ESC=_&gt; moves right as long as the current </text:p>
      <text:p text:style-name="P1">character is a space.</text:p>
      <text:p text:style-name="P1"><text:s text:c="5"/>ESC-+, followed by 0..9, CHAINS to another macro key, </text:p>
      <text:p text:style-name="P1">allowing you to build macros strings longer than the storage limit </text:p>
      <text:p text:style-name="P1">of any one key. <text:s/>It does not "call" the key; there is no </text:p>
      <text:p text:style-name="P1">returning. <text:s/>Example: ESC+9 chains to Key 9.</text:p>
      <text:p text:style-name="P1"><text:s text:c="5"/>ESC-; (semicolon) gives a brief pause, presumably so the user </text:p>
      <text:p text:style-name="P1">can see what's happening on screen.</text:p>
      <text:p text:style-name="P1"><text:s text:c="5"/>Macro programs are stored just like any other macro string </text:p>
      <text:p text:style-name="P1">(usually with "N"o repeat count). <text:s/>If you program in an endless </text:p>
      <text:p text:style-name="P1">loop, you will at some point have to abort with ESC. <text:s/>Don't make </text:p>
      <text:p text:style-name="P1">macro programs "Q"uiet until you're sure they work.</text:p>
      <text:p text:style-name="P1"><text:s text:c="5"/>Example: here is a good macro program (best stored as a Quiet </text:p>
      <text:p text:style-name="P1">Key) to move the cursor to the start of the current sentence:</text:p>
      <text:p text:style-name="P1"/>
      <text:p text:style-name="P1"><text:s text:c="7"/>ESC~.1, ^S, ESC1, ESC~.&lt;, ESC2, ^D, ESC=_2, ESC=^M2</text:p>
      <text:p text:style-name="P1"/>
      <text:p text:style-name="P1">You could write this out in programmer's pseudo-code as:</text:p>
      <text:p text:style-name="P1"/>
      <text:p text:style-name="P1"><text:s text:c="9"/>If not "." goto label1</text:p>
      <text:p text:style-name="P1"><text:s text:c="9"/>Move left <text:s text:c="16"/>;move left if already on period</text:p>
      <text:p text:style-name="P1">label1: <text:s/>While not "." move Left <text:s text:c="2"/>;move left to previous period</text:p>
      <text:p text:style-name="P1">label2: <text:s/>Move right <text:s text:c="15"/>;now move back right</text:p>
      <text:p text:style-name="P1"><text:s text:c="9"/>If " " goto label2 <text:s text:c="7"/>; <text:s/>as long as you see a space</text:p>
      <text:p text:style-name="P1"><text:s text:c="9"/>If "^M" goto label2 <text:s text:c="6"/>; <text:s/>or a Return</text:p>
      <text:p text:style-name="P1"><text:s text:c="9"/>(all done)</text:p>
      <text:p text:style-name="P1"/>
      <text:p text:style-name="P1"/>
      <text:p text:style-name="P1">7. <text:s/>General Information.</text:p>
      <text:p text:style-name="P1"/>
      <text:p text:style-name="P1">7.1. <text:s/>Disk Space.</text:p>
      <text:p text:style-name="P1"/>
      <text:p text:style-name="P1"><text:s text:c="5"/>ZDE isn't disk-bound; if you run out of disk space, just </text:p>
      <text:p text:style-name="P1">insert another disk (always keep a blank FORMATTED disk around). <text:s/></text:p>
      <text:p text:style-name="P1">Alternatively, you can use the ESC-F and ESC-E commands to purge </text:p>
      <text:p text:style-name="P1">unneeded files. <text:s/>[If you have small disks, you can also install </text:p>
      <text:p text:style-name="P1">ZDE not to preserve BAK files.]</text:p>
      <text:p text:style-name="P1"><text:s text:c="5"/>Let ZDE's filesize limits encourage you to break work up into </text:p>
      <text:p text:style-name="P1">files of 50K or less; larger files make inefficient use of floppy </text:p>
      <text:p text:style-name="P1">disks.</text:p>
      <text:p text:style-name="P1"/>
      <text:p text:style-name="P1">7.2. <text:s/>Error Messages.</text:p>
      <text:p text:style-name="P1"/>
      <text:p text:style-name="P1"><text:s text:c="5"/>Press ESC or Space to continue. <text:s/>"Error" alone means the </text:p>
      <text:p text:style-name="P1">command used just won't work in this situation. <text:s/>(Example: a block </text:p>
      <text:p text:style-name="P1">command was used with no block marked.) <text:s/>More specific errors are:</text:p>
      <text:p text:style-name="P1"/>
      <text:p text:style-name="P1"><text:s text:c="2"/>"Out of Memory" - the file, block, or key string won't fit in </text:p>
      <text:p text:style-name="P1"><text:s text:c="21"/>RAM.</text:p>
      <text:p text:style-name="P1"><text:s text:c="4"/>"Invalid Key" - an illegal command key sequence was pressed.</text:p>
      <text:p text:style-name="P1"><text:s text:c="6"/>"I/O Error" - file not found, disk full, empty/invalid </text:p>
      <text:p text:style-name="P1"><text:s text:c="21"/>drive, etc.</text:p>
      <text:p text:style-name="P1">"Cannot Reformat" - word too long, or margins invalid.</text:p>
      <text:p text:style-name="P1"><text:s text:c="6"/>"Not Found" - the object of a search was not found.</text:p>
      <text:p text:style-name="P1"><text:s text:c="3"/>"Syntax Error" - a macro programming command was misused.</text:p>
      <text:p text:style-name="P1"/>
      <text:p text:style-name="P1">7.3. <text:s/>File Modes.</text:p>
      <text:p text:style-name="P1"/>
      <text:p text:style-name="P1"><text:s text:c="5"/>ZDE has three FILE MODES: "W"ordStar document, "A"SCII </text:p>
      <text:p text:style-name="P1">document, and "N"on-document. <text:s/>The basic difference concerns the </text:p>
      <text:p text:style-name="P1">format of disk files.</text:p>
      <text:p text:style-name="P1"><text:s text:c="5"/>In "W" mode, ZDE reads and writes WordStar-compatible files. <text:s/></text:p>
      <text:p text:style-name="P1">ZDE can edit a WordStar document, except that any right </text:p>
      <text:p text:style-name="P1">justification will be lost. <text:s/>WordStar can edit any ZDE "W" file in </text:p>
      <text:p text:style-name="P1">Document mode.</text:p>
      <text:p text:style-name="P1"><text:s text:c="5"/>In "A" or "N" mode, ZDE reads and writes text as standard </text:p>
      <text:p text:style-name="P1">ASCII 7-bit characters, a universal format accepted by virtually </text:p>
      <text:p text:style-name="P1">all software. <text:s/>The only difference between "A" and "N" modes lies </text:p>
      <text:p text:style-name="P1">in the default settings on loading a new file. <text:s/>Typically "A" mode </text:p>
      <text:p text:style-name="P1">is used for word processing, and "N" mode for programming and </text:p>
      <text:p text:style-name="P1">other technical applications.</text:p>
      <text:p text:style-name="P1"/>
      <text:p text:style-name="P1">DEFAULTS FOR: <text:s text:c="15"/>Margins <text:s text:c="5"/>Tabs <text:s text:c="6"/>Hard CR disp.</text:p>
      <text:p text:style-name="P1">------------ <text:s text:c="16"/>------- <text:s text:c="5"/>---- <text:s text:c="6"/>------------ <text:s text:c="2"/></text:p>
      <text:p text:style-name="P1">"A"SCII or "W"ordStar mode <text:s text:c="2"/>ACTIVE <text:s text:c="6"/>VARIABLE <text:s text:c="2"/>[ON]</text:p>
      <text:p text:style-name="P1">"N"on-document <text:s text:c="14"/>DISABLED <text:s text:c="4"/>HARD <text:s text:c="6"/>OFF</text:p>
      <text:p text:style-name="P1"/>
      <text:p text:style-name="P1"><text:s text:c="5"/>The file mode option can be specified along with the filename </text:p>
      <text:p text:style-name="P1">at any ZDE file function prompt, allowing you to mix WordStar and </text:p>
      <text:p text:style-name="P1">ASCII disk files as needed (see Invoking ZDE, above). <text:s/>You can </text:p>
      <text:p text:style-name="P1">also change the current mode with the ^K-N function by entering a </text:p>
      <text:p text:style-name="P1">new mode (e.g., "[W") with or without a filename.</text:p>
      <text:p text:style-name="P1"><text:s text:c="5"/>[ZDENSTAL allows you to select a default file mode, to be </text:p>
      <text:p text:style-name="P1">used when no mode is specified (originally this is "A"). <text:s/>Further, </text:p>
      <text:p text:style-name="P1">you can specify two filetype masks for automatic mode selection </text:p>
      <text:p text:style-name="P1">(e.g., all "ASM" files as "N" mode) to override that default.]</text:p>
      <text:p text:style-name="P1"><text:s text:c="5"/>NOTE ON ASCII FILES - The "A"SCII-document file format used </text:p>
      <text:p text:style-name="P1">since VDE 2.50, to allow accurate formatting and WordStar </text:p>
      <text:p text:style-name="P1">compatibility, distinguishes between HARD and SOFT CRs (see </text:p>
      <text:p text:style-name="P1">Wordwrap, above). <text:s/>Consequently, if you edit an ASCII file created </text:p>
      <text:p text:style-name="P1">by other software (including earlier versions of VDE), it may </text:p>
      <text:p text:style-name="P1">appear to be full of hard CRs, making text impossible to reformat. </text:p>
      <text:p text:style-name="P1">There are two easy ways to solve this problem: first, you can use </text:p>
      <text:p text:style-name="P1">^Q-A to find "^M"s and selectively replace them with " ^M". <text:s/></text:p>
      <text:p text:style-name="P1">Alternatively, the following Macro (best stored as a Quiet macro </text:p>
      <text:p text:style-name="P1">Key) does a good job of "softening up" paragraphs for reformatting:</text:p>
      <text:p text:style-name="P1"/>
      <text:p text:style-name="P1"><text:s text:c="15"/>^QS,^X,ESC=_],ESC=CR],^S,^V_^V,^D,ESC![</text:p>
      <text:p text:style-name="P1"/>
      <text:p text:style-name="P1">7.4. <text:s/>Hyphenation (^O-H).</text:p>
      <text:p text:style-name="P1"/>
      <text:p text:style-name="P1"><text:s text:c="5"/>ZDE can't introduce hyphens, but it does recognize them in </text:p>
      <text:p text:style-name="P1">the text, treating them as a legitimate place to break a line, so </text:p>
      <text:p text:style-name="P1">if you have a long word close to the margin, you can insert a </text:p>
      <text:p text:style-name="P1">hyphen where you'd like the word to be broken.</text:p>
      <text:p text:style-name="P1"><text:s text:c="5"/>Similarly, ZDE can't unhyphenate. <text:s/>If it is trying to </text:p>
      <text:p text:style-name="P1">reformat and finds a hyphen at the end of a line, it will pause to </text:p>
      <text:p text:style-name="P1">ask you what to do with it. <text:s/>You will see the prompt "Chg?" in the </text:p>
      <text:p text:style-name="P1">header, and can:</text:p>
      <text:p text:style-name="P1"><text:s text:c="5"/>Press "Y" to remove the hyphen and space, joining the word;</text:p>
      <text:p text:style-name="P1"><text:s text:c="11"/>"N" to leave the hyphen, but still join the word;</text:p>
      <text:p text:style-name="P1"><text:s text:c="11"/>"ESC" to leave both the hyphen and the space alone.</text:p>
      <text:p text:style-name="P1">Typically you would choose "Y" for "soft" hyphens that you </text:p>
      <text:p text:style-name="P1">introduced to break up a word ("intro-duction"); "N" for hard </text:p>
      <text:p text:style-name="P1">hyphens that are part of a word ("vis-a-vis"); and "ESC" for </text:p>
      <text:p text:style-name="P1">punctuation (dashes "--", etc.). <text:s/>After your choice, reformatting </text:p>
      <text:p text:style-name="P1">will proceed automatically.</text:p>
      <text:p text:style-name="P1"><text:s text:c="5"/>You can toggle hyphenation on and off with ^O-H. <text:s/>If off, </text:p>
      <text:p text:style-name="P1">hyphens are not treated differently from any other text character. </text:p>
      <text:p text:style-name="P1">[The ^O-H default can be changed with ZDENSTAL.]</text:p>
      <text:p text:style-name="P1"/>
      <text:p text:style-name="P1">7.5. <text:s/>Interruption.</text:p>
      <text:p text:style-name="P1"/>
      <text:p text:style-name="P1"><text:s text:c="5"/>If ZDE is interrupted by messages from other software (BIOS </text:p>
      <text:p text:style-name="P1">error, resident utilities, etc.), it may lose control of the </text:p>
      <text:p text:style-name="P1">screen. <text:s/>The best way to return it to normal is by blanking and </text:p>
      <text:p text:style-name="P1">restoring the screen (^O-Z, ESC).</text:p>
      <text:p text:style-name="P1"/>
      <text:p text:style-name="P1">7.6. <text:s/>Prompts.</text:p>
      <text:p text:style-name="P1"/>
      <text:p text:style-name="P1"><text:s text:c="5"/>First, ZDE has several simple prompts requiring you to </text:p>
      <text:p text:style-name="P1">confirm an action by typing "Y" or "N":</text:p>
      <text:p text:style-name="P1"/>
      <text:p text:style-name="P1"><text:s text:c="7"/>"Abandon changes?" - warns the file you want to Quit has </text:p>
      <text:p text:style-name="P1"><text:s text:c="29"/>been changed.</text:p>
      <text:p text:style-name="P1">"Unchanged; save anyway?" - reminds the file you want saved isn't </text:p>
      <text:p text:style-name="P1"><text:s text:c="29"/>changed.</text:p>
      <text:p text:style-name="P1"><text:s text:c="7"/>"Delete original?" - do you want to delete block copied </text:p>
      <text:p text:style-name="P1"><text:s text:c="29"/>from 2nd file?</text:p>
      <text:p text:style-name="P1"><text:s text:c="19"/>"Chg?" - do you want to change this instance of </text:p>
      <text:p text:style-name="P1"><text:s text:c="29"/>a string?</text:p>
      <text:p text:style-name="P1"/>
      <text:p text:style-name="P1">Then, there are a few special purpose prompts:</text:p>
      <text:p text:style-name="P1"/>
      <text:p text:style-name="P1"><text:s text:c="10"/>"Repeat count:" - enter (optional "Q" and) repeat count </text:p>
      <text:p text:style-name="P1"><text:s text:c="29"/>for Macro.</text:p>
      <text:p text:style-name="P1"><text:s text:c="12"/>"Key number:" - enter (optional "N/Q" and) key number </text:p>
      <text:p text:style-name="P1"><text:s text:c="29"/>for Key.</text:p>
      <text:p text:style-name="P1"><text:s text:c="20"/>"Rdy" - press any key to print next page (ESC </text:p>
      <text:p text:style-name="P1"><text:s text:c="29"/>quits).</text:p>
      <text:p text:style-name="P1"/>
      <text:p text:style-name="P1">Finally, there are a variety of prompts for either numeric or </text:p>
      <text:p text:style-name="P1">string input, like "Column:" or "Find string:". <text:s/>You are expected </text:p>
      <text:p text:style-name="P1">to type in a string (up to 65 characters). <text:s/>The following control </text:p>
      <text:p text:style-name="P1">keys operate:</text:p>
      <text:p text:style-name="P1"/>
      <text:p text:style-name="P1"><text:s text:c="9"/>Correct mistake: <text:s text:c="4"/>BS (^H), ^S, or Del</text:p>
      <text:p text:style-name="P1"><text:s text:c="9"/>Erase entire entry: <text:s/>^X</text:p>
      <text:p text:style-name="P1"><text:s text:c="9"/>Abort operation: <text:s text:c="4"/>^U</text:p>
      <text:p text:style-name="P1"/>
      <text:p text:style-name="P1">Note that to get any of these codes, or a CR, into the string </text:p>
      <text:p text:style-name="P1">itself, you must precede it with ^P (this includes ^P). <text:s/>Examples: </text:p>
      <text:p text:style-name="P1">to find a line beginning with a "*" (find "^M,*") type</text:p>
      <text:p text:style-name="P1"/>
      <text:p text:style-name="P1"><text:s text:c="15"/>^Q-F, ^P-CR, *, CR.</text:p>
      <text:p text:style-name="P1"/>
      <text:p text:style-name="P1">Now to get this into a Macro with ESC-M, you would have to type</text:p>
      <text:p text:style-name="P1"/>
      <text:p text:style-name="P1"><text:s text:c="15"/>ESC-M, ^Q-F, ^P-P, ^P-CR, *, ^P-CR, CR.</text:p>
      <text:p text:style-name="P1"/>
      <text:p text:style-name="P1">7.7. <text:s/>WordStar Compatibility.</text:p>
      <text:p text:style-name="P1"/>
      <text:p text:style-name="P1"><text:s text:c="5"/>In most respects ZDE operates much like WordStar; one big </text:p>
      <text:p text:style-name="P1">difference is the absence of a "No-File" menu. <text:s/>You are always in </text:p>
      <text:p text:style-name="P1">edit mode; use ^K-L to select a new file to edit.</text:p>
      <text:p text:style-name="P1"><text:s text:c="5"/>If the keys ^J, ^K, ^L are in use as CP/M arrow keys, you </text:p>
      <text:p text:style-name="P1">must use ZDE's original command set to substitute for them as </text:p>
      <text:p text:style-name="P1">follows:</text:p>
      <text:p text:style-name="P1"/>
      <text:p text:style-name="P1"><text:s text:c="20"/>Block prefix (^K-)... ESC-</text:p>
      <text:p text:style-name="P1"><text:s text:c="20"/>Help menu (^J)....... ESC-H</text:p>
      <text:p text:style-name="P1"><text:s text:c="20"/>Repeat find (^L)..... ^\</text:p>
      <text:p text:style-name="P1"/>
      <text:p text:style-name="P1"><text:s text:c="5"/>If these keys are NOT installed as arrow keys, they retain </text:p>
      <text:p text:style-name="P1">their WordStar functions. <text:s/>Then, of course, ZDE lacks some </text:p>
      <text:p text:style-name="P1">WordStar commands, and has some of its own. <text:s/>Aside from these, </text:p>
      <text:p text:style-name="P1">there are the following differences in common commands:</text:p>
      <text:p text:style-name="P1"/>
      <text:p text:style-name="P1">COMMON USE <text:s text:c="8"/>WORDSTAR 4 <text:s text:c="3"/>ZDE <text:s text:c="3"/>ZDE NOTES</text:p>
      <text:p text:style-name="P1">Hide block <text:s text:c="8"/>^K-H <text:s text:c="8"/>^K-U <text:s text:c="3"/>Actually unmarks block.</text:p>
      <text:p text:style-name="P1">Erase disk file <text:s text:c="3"/>^K-J <text:s text:c="8"/>^K-E</text:p>
      <text:p text:style-name="P1">Set Place Mark <text:s text:c="4"/>^K-0..9 <text:s text:c="5"/>^P-Z <text:s text:c="3"/>Not individually numbered.</text:p>
      <text:p text:style-name="P1">Go to Place Mark <text:s text:c="2"/>^Q-0..9 <text:s text:c="5"/>^Q-P <text:s text:c="3"/>Cyclic.</text:p>
      <text:p text:style-name="P1"/>
      <text:p text:style-name="P1">COMMON COMMAND <text:s text:c="4"/>WORDSTAR 4 USE <text:s text:c="7"/>ZDE USE</text:p>
      <text:p text:style-name="P1"><text:s text:c="6"/>^^ <text:s text:c="10"/>Soften hard CR <text:s text:c="7"/>Transpose upper/lowercase</text:p>
      <text:p text:style-name="P1"><text:s text:c="6"/>^K-N <text:s text:c="8"/>Column block mode <text:s text:c="4"/>Rename current work</text:p>
      <text:p text:style-name="P1"><text:s text:c="6"/>^O-D <text:s text:c="8"/>Display ^P codes <text:s text:c="5"/>Display hard CRs</text:p>
      <text:p text:style-name="P1"><text:s text:c="6"/>^O-F <text:s text:c="8"/>Ruler from text <text:s text:c="6"/>Flush right</text:p>
      <text:p text:style-name="P1"><text:s text:c="6"/>^O-P <text:s text:c="8"/>Preview mode <text:s text:c="9"/>Page length</text:p>
      <text:p text:style-name="P1"><text:s text:c="6"/>^Q-U <text:s text:c="8"/>Repeat align <text:s text:c="9"/>Repeat undelete</text:p>
      <text:p text:style-name="P1"/>
      <text:p text:style-name="P1">Note that ZDE does not implement WordStar "dot commands" in text, </text:p>
      <text:p text:style-name="P1">though in "W" mode it avoids printing them.</text:p>
      <text:p text:style-name="P1"/>
      <text:p text:style-name="P1"/>
      <text:p text:style-name="P1">8. <text:s/>Disclaimer.</text:p>
      <text:p text:style-name="P1"/>
      <text:p text:style-name="P1"><text:s text:c="5"/>You use ZDE at your own risk. <text:s/>The author accepts no </text:p>
      <text:p text:style-name="P1">liability for any damages resulting from its use or misuse. <text:s/></text:p>
      <text:p text:style-name="P1">Direct problem reports and suggestions to the author; include a </text:p>
      <text:p text:style-name="P1">stamped return envelope for a reply if desired. <text:s/>Thanks to the </text:p>
      <text:p text:style-name="P1">many users of ZDE whose feedback has led to improvements and bug </text:p>
      <text:p text:style-name="P1">fixes in the past.</text:p>
      <text:p text:style-name="P1"/>
      <text:p text:style-name="P1"><text:s text:c="5"/>Carson Wilson <text:s text:c="13"/>Sysop: Antelope Freeway RAS</text:p>
      <text:p text:style-name="P1"><text:s text:c="5"/>1359 W. Greenleaf <text:s text:c="16"/>312-764-5162, Chicago</text:p>
      <text:p text:style-name="P1"><text:s text:c="5"/>Chicago, IL 60626 <text:s text:c="16"/>24 hours, 3-12-2400 baud </text:p>
      <text:p text:style-name="P1">#############################################################################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1" svg:font-family="'Nimbus Roman No9 L'"/>
    <style:font-face style:name="Courier 10 Pitch" svg:font-family="'Courier 10 Pitch'" style:font-pitch="fixed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it" fo:country="IT" style:font-name-asian="Nimbus Sans L" style:font-size-asian="12pt" style:language-asian="it" style:country-asian="IT" style:font-name-complex="Nimbus Sans L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Roman No9 L1" fo:font-size="10pt" style:font-name-asian="Nimbus Roman No9 L1" style:font-size-asian="10pt" style:font-name-complex="Nimbus Roman No9 L1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default-style-name="Footer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Footer">Pagina <text:page-number text:select-page="current">20</text:page-number> di <text:page-count>20</text:page-count></text:p>
      </style:footer>
    </style:master-page>
    <style:master-page style:name="Foot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6-03-11T23:29:02</meta:creation-date>
    <dc:date>2006-03-11T23:35:33</dc: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0" meta:paragraph-count="874" meta:word-count="7761" meta:character-count="46556"/>
  </office:meta>
</office:document-meta>
</file>